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eaper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table:formula="of:=POWER(10;[.B1]/20)" office:value-type="float" office:value="0.00000003162277660168" calcext:value-type="float">
            <text:p>0,00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5" calcext:value-type="float">
            <text:p>-105</text:p>
          </table:table-cell>
          <table:table-cell table:formula="of:=POWER(10;[.B2]/20)" office:value-type="float" office:value="0.00000562341325190349" calcext:value-type="float">
            <text:p>0,00000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5.3" calcext:value-type="float">
            <text:p>-95,3</text:p>
          </table:table-cell>
          <table:table-cell table:formula="of:=POWER(10;[.B3]/20)" office:value-type="float" office:value="0.0000171790838715759" calcext:value-type="float">
            <text:p>0,00001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6.8" calcext:value-type="float">
            <text:p>-86,8</text:p>
          </table:table-cell>
          <table:table-cell table:formula="of:=POWER(10;[.B4]/20)" office:value-type="float" office:value="0.0000457088189614875" calcext:value-type="float">
            <text:p>0,00004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0.5" calcext:value-type="float">
            <text:p>-80,5</text:p>
          </table:table-cell>
          <table:table-cell table:formula="of:=POWER(10;[.B5]/20)" office:value-type="float" office:value="0.0000944060876285923" calcext:value-type="float">
            <text:p>0,00009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6.6" calcext:value-type="float">
            <text:p>-76,6</text:p>
          </table:table-cell>
          <table:table-cell table:formula="of:=POWER(10;[.B6]/20)" office:value-type="float" office:value="0.000147910838816821" calcext:value-type="float">
            <text:p>0,00014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0.2" calcext:value-type="float">
            <text:p>-70,2</text:p>
          </table:table-cell>
          <table:table-cell table:formula="of:=POWER(10;[.B7]/20)" office:value-type="float" office:value="0.000309029543251359" calcext:value-type="float">
            <text:p>0,00030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6.6" calcext:value-type="float">
            <text:p>-66,6</text:p>
          </table:table-cell>
          <table:table-cell table:formula="of:=POWER(10;[.B8]/20)" office:value-type="float" office:value="0.000467735141287199" calcext:value-type="float">
            <text:p>0,00046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4.3" calcext:value-type="float">
            <text:p>-64,3</text:p>
          </table:table-cell>
          <table:table-cell table:formula="of:=POWER(10;[.B9]/20)" office:value-type="float" office:value="0.000609536897240169" calcext:value-type="float">
            <text:p>0,00060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2.1" calcext:value-type="float">
            <text:p>-62,1</text:p>
          </table:table-cell>
          <table:table-cell table:formula="of:=POWER(10;[.B10]/20)" office:value-type="float" office:value="0.000785235634610072" calcext:value-type="float">
            <text:p>0,00078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8.2" calcext:value-type="float">
            <text:p>-58,2</text:p>
          </table:table-cell>
          <table:table-cell table:formula="of:=POWER(10;[.B11]/20)" office:value-type="float" office:value="0.00123026877081238" calcext:value-type="float">
            <text:p>0,00123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7.6" calcext:value-type="float">
            <text:p>-57,6</text:p>
          </table:table-cell>
          <table:table-cell table:formula="of:=POWER(10;[.B12]/20)" office:value-type="float" office:value="0.00131825673855641" calcext:value-type="float">
            <text:p>0,00131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5.4" calcext:value-type="float">
            <text:p>-55,4</text:p>
          </table:table-cell>
          <table:table-cell table:formula="of:=POWER(10;[.B13]/20)" office:value-type="float" office:value="0.00169824365246174" calcext:value-type="float">
            <text:p>0,00169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.8" calcext:value-type="float">
            <text:p>-52,8</text:p>
          </table:table-cell>
          <table:table-cell table:formula="of:=POWER(10;[.B14]/20)" office:value-type="float" office:value="0.00229086765276777" calcext:value-type="float">
            <text:p>0,00229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0.3" calcext:value-type="float">
            <text:p>-50,3</text:p>
          </table:table-cell>
          <table:table-cell table:formula="of:=POWER(10;[.B15]/20)" office:value-type="float" office:value="0.00305492111321552" calcext:value-type="float">
            <text:p>0,00305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9.4" calcext:value-type="float">
            <text:p>-49,4</text:p>
          </table:table-cell>
          <table:table-cell table:formula="of:=POWER(10;[.B16]/20)" office:value-type="float" office:value="0.00338844156139203" calcext:value-type="float">
            <text:p>0,00338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7.5" calcext:value-type="float">
            <text:p>-47,5</text:p>
          </table:table-cell>
          <table:table-cell table:formula="of:=POWER(10;[.B17]/20)" office:value-type="float" office:value="0.00421696503428582" calcext:value-type="float">
            <text:p>0,00421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table:formula="of:=POWER(10;[.B18]/20)" office:value-type="float" office:value="0.00501187233627273" calcext:value-type="float">
            <text:p>0,005011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3.8" calcext:value-type="float">
            <text:p>-43,8</text:p>
          </table:table-cell>
          <table:table-cell table:formula="of:=POWER(10;[.B19]/20)" office:value-type="float" office:value="0.00645654229034656" calcext:value-type="float">
            <text:p>0,006456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table:formula="of:=POWER(10;[.B20]/20)" office:value-type="float" office:value="0.00707945784384138" calcext:value-type="float">
            <text:p>0,00707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1.8" calcext:value-type="float">
            <text:p>-41,8</text:p>
          </table:table-cell>
          <table:table-cell table:formula="of:=POWER(10;[.B21]/20)" office:value-type="float" office:value="0.008128305161641" calcext:value-type="float">
            <text:p>0,008128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1" calcext:value-type="float">
            <text:p>-41</text:p>
          </table:table-cell>
          <table:table-cell table:formula="of:=POWER(10;[.B22]/20)" office:value-type="float" office:value="0.00891250938133746" calcext:value-type="float">
            <text:p>0,008912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.2" calcext:value-type="float">
            <text:p>-39,2</text:p>
          </table:table-cell>
          <table:table-cell table:formula="of:=POWER(10;[.B23]/20)" office:value-type="float" office:value="0.0109647819614318" calcext:value-type="float">
            <text:p>0,01096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8.5" calcext:value-type="float">
            <text:p>-38,5</text:p>
          </table:table-cell>
          <table:table-cell table:formula="of:=POWER(10;[.B24]/20)" office:value-type="float" office:value="0.0118850222743702" calcext:value-type="float">
            <text:p>0,01188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7.5" calcext:value-type="float">
            <text:p>-37,5</text:p>
          </table:table-cell>
          <table:table-cell table:formula="of:=POWER(10;[.B25]/20)" office:value-type="float" office:value="0.0133352143216332" calcext:value-type="float">
            <text:p>0,01333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6.3" calcext:value-type="float">
            <text:p>-36,3</text:p>
          </table:table-cell>
          <table:table-cell table:formula="of:=POWER(10;[.B26]/20)" office:value-type="float" office:value="0.0153108746168203" calcext:value-type="float">
            <text:p>0,01531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.3" calcext:value-type="float">
            <text:p>-35,3</text:p>
          </table:table-cell>
          <table:table-cell table:formula="of:=POWER(10;[.B27]/20)" office:value-type="float" office:value="0.0171790838715759" calcext:value-type="float">
            <text:p>0,017179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3.7" calcext:value-type="float">
            <text:p>-33,7</text:p>
          </table:table-cell>
          <table:table-cell table:formula="of:=POWER(10;[.B28]/20)" office:value-type="float" office:value="0.0206538015581053" calcext:value-type="float">
            <text:p>0,020653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3.5" calcext:value-type="float">
            <text:p>-33,5</text:p>
          </table:table-cell>
          <table:table-cell table:formula="of:=POWER(10;[.B29]/20)" office:value-type="float" office:value="0.0211348903983665" calcext:value-type="float">
            <text:p>0,021134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2.4" calcext:value-type="float">
            <text:p>-32,4</text:p>
          </table:table-cell>
          <table:table-cell table:formula="of:=POWER(10;[.B30]/20)" office:value-type="float" office:value="0.0239883291901949" calcext:value-type="float">
            <text:p>0,023988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1.1" calcext:value-type="float">
            <text:p>-31,1</text:p>
          </table:table-cell>
          <table:table-cell table:formula="of:=POWER(10;[.B31]/20)" office:value-type="float" office:value="0.0278612116862977" calcext:value-type="float">
            <text:p>0,02786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0.5" calcext:value-type="float">
            <text:p>-30,5</text:p>
          </table:table-cell>
          <table:table-cell table:formula="of:=POWER(10;[.B32]/20)" office:value-type="float" office:value="0.0298538261891796" calcext:value-type="float">
            <text:p>0,029853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9.7" calcext:value-type="float">
            <text:p>-29,7</text:p>
          </table:table-cell>
          <table:table-cell table:formula="of:=POWER(10;[.B33]/20)" office:value-type="float" office:value="0.0327340694878838" calcext:value-type="float">
            <text:p>0,03273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8.7" calcext:value-type="float">
            <text:p>-28,7</text:p>
          </table:table-cell>
          <table:table-cell table:formula="of:=POWER(10;[.B34]/20)" office:value-type="float" office:value="0.0367282300498085" calcext:value-type="float">
            <text:p>0,036728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7.8" calcext:value-type="float">
            <text:p>-27,8</text:p>
          </table:table-cell>
          <table:table-cell table:formula="of:=POWER(10;[.B35]/20)" office:value-type="float" office:value="0.0407380277804113" calcext:value-type="float">
            <text:p>0,04073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" calcext:value-type="float">
            <text:p>-27</text:p>
          </table:table-cell>
          <table:table-cell table:formula="of:=POWER(10;[.B36]/20)" office:value-type="float" office:value="0.0446683592150963" calcext:value-type="float">
            <text:p>0,044668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6.4" calcext:value-type="float">
            <text:p>-26,4</text:p>
          </table:table-cell>
          <table:table-cell table:formula="of:=POWER(10;[.B37]/20)" office:value-type="float" office:value="0.0478630092322639" calcext:value-type="float">
            <text:p>0,04786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5.7" calcext:value-type="float">
            <text:p>-25,7</text:p>
          </table:table-cell>
          <table:table-cell table:formula="of:=POWER(10;[.B38]/20)" office:value-type="float" office:value="0.0518800038928961" calcext:value-type="float">
            <text:p>0,05188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4.8" calcext:value-type="float">
            <text:p>-24,8</text:p>
          </table:table-cell>
          <table:table-cell table:formula="of:=POWER(10;[.B39]/20)" office:value-type="float" office:value="0.0575439937337157" calcext:value-type="float">
            <text:p>0,057543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4.3" calcext:value-type="float">
            <text:p>-24,3</text:p>
          </table:table-cell>
          <table:table-cell table:formula="of:=POWER(10;[.B40]/20)" office:value-type="float" office:value="0.0609536897240169" calcext:value-type="float">
            <text:p>0,060953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3.7" calcext:value-type="float">
            <text:p>-23,7</text:p>
          </table:table-cell>
          <table:table-cell table:formula="of:=POWER(10;[.B41]/20)" office:value-type="float" office:value="0.0653130552647472" calcext:value-type="float">
            <text:p>0,065313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2.8" calcext:value-type="float">
            <text:p>-22,8</text:p>
          </table:table-cell>
          <table:table-cell table:formula="of:=POWER(10;[.B42]/20)" office:value-type="float" office:value="0.072443596007499" calcext:value-type="float">
            <text:p>0,07244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2.6" calcext:value-type="float">
            <text:p>-22,6</text:p>
          </table:table-cell>
          <table:table-cell table:formula="of:=POWER(10;[.B43]/20)" office:value-type="float" office:value="0.0741310241300917" calcext:value-type="float">
            <text:p>0,074131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2.1" calcext:value-type="float">
            <text:p>-22,1</text:p>
          </table:table-cell>
          <table:table-cell table:formula="of:=POWER(10;[.B44]/20)" office:value-type="float" office:value="0.0785235634610072" calcext:value-type="float">
            <text:p>0,078523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1.3" calcext:value-type="float">
            <text:p>-21,3</text:p>
          </table:table-cell>
          <table:table-cell table:formula="of:=POWER(10;[.B45]/20)" office:value-type="float" office:value="0.0860993752184601" calcext:value-type="float">
            <text:p>0,08609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.8" calcext:value-type="float">
            <text:p>-20,8</text:p>
          </table:table-cell>
          <table:table-cell table:formula="of:=POWER(10;[.B46]/20)" office:value-type="float" office:value="0.091201083935591" calcext:value-type="float">
            <text:p>0,091201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0.2" calcext:value-type="float">
            <text:p>-20,2</text:p>
          </table:table-cell>
          <table:table-cell table:formula="of:=POWER(10;[.B47]/20)" office:value-type="float" office:value="0.0977237220955811" calcext:value-type="float">
            <text:p>0,097723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9.4" calcext:value-type="float">
            <text:p>-19,4</text:p>
          </table:table-cell>
          <table:table-cell table:formula="of:=POWER(10;[.B48]/20)" office:value-type="float" office:value="0.107151930523761" calcext:value-type="float">
            <text:p>0,107151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8.7" calcext:value-type="float">
            <text:p>-18,7</text:p>
          </table:table-cell>
          <table:table-cell table:formula="of:=POWER(10;[.B49]/20)" office:value-type="float" office:value="0.116144861384034" calcext:value-type="float">
            <text:p>0,116144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8.1" calcext:value-type="float">
            <text:p>-18,1</text:p>
          </table:table-cell>
          <table:table-cell table:formula="of:=POWER(10;[.B50]/20)" office:value-type="float" office:value="0.124451461177139" calcext:value-type="float">
            <text:p>0,124451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7.6" calcext:value-type="float">
            <text:p>-17,6</text:p>
          </table:table-cell>
          <table:table-cell table:formula="of:=POWER(10;[.B51]/20)" office:value-type="float" office:value="0.131825673855641" calcext:value-type="float">
            <text:p>0,131825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.2" calcext:value-type="float">
            <text:p>-17,2</text:p>
          </table:table-cell>
          <table:table-cell table:formula="of:=POWER(10;[.B52]/20)" office:value-type="float" office:value="0.138038426460289" calcext:value-type="float">
            <text:p>0,13803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.6" calcext:value-type="float">
            <text:p>-16,6</text:p>
          </table:table-cell>
          <table:table-cell table:formula="of:=POWER(10;[.B53]/20)" office:value-type="float" office:value="0.147910838816821" calcext:value-type="float">
            <text:p>0,147910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.1" calcext:value-type="float">
            <text:p>-16,1</text:p>
          </table:table-cell>
          <table:table-cell table:formula="of:=POWER(10;[.B54]/20)" office:value-type="float" office:value="0.156675107010815" calcext:value-type="float">
            <text:p>0,156675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.6" calcext:value-type="float">
            <text:p>-15,6</text:p>
          </table:table-cell>
          <table:table-cell table:formula="of:=POWER(10;[.B55]/20)" office:value-type="float" office:value="0.165958690743756" calcext:value-type="float">
            <text:p>0,165958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.3" calcext:value-type="float">
            <text:p>-15,3</text:p>
          </table:table-cell>
          <table:table-cell table:formula="of:=POWER(10;[.B56]/20)" office:value-type="float" office:value="0.171790838715759" calcext:value-type="float">
            <text:p>0,171790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.8" calcext:value-type="float">
            <text:p>-14,8</text:p>
          </table:table-cell>
          <table:table-cell table:formula="of:=POWER(10;[.B57]/20)" office:value-type="float" office:value="0.181970085860998" calcext:value-type="float">
            <text:p>0,18197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.3" calcext:value-type="float">
            <text:p>-14,3</text:p>
          </table:table-cell>
          <table:table-cell table:formula="of:=POWER(10;[.B58]/20)" office:value-type="float" office:value="0.192752491319094" calcext:value-type="float">
            <text:p>0,192752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3.8" calcext:value-type="float">
            <text:p>-13,8</text:p>
          </table:table-cell>
          <table:table-cell table:formula="of:=POWER(10;[.B59]/20)" office:value-type="float" office:value="0.204173794466953" calcext:value-type="float">
            <text:p>0,20417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.2" calcext:value-type="float">
            <text:p>-13,2</text:p>
          </table:table-cell>
          <table:table-cell table:formula="of:=POWER(10;[.B60]/20)" office:value-type="float" office:value="0.218776162394955" calcext:value-type="float">
            <text:p>0,218776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.7" calcext:value-type="float">
            <text:p>-12,7</text:p>
          </table:table-cell>
          <table:table-cell table:formula="of:=POWER(10;[.B61]/20)" office:value-type="float" office:value="0.231739464996848" calcext:value-type="float">
            <text:p>0,231739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table:formula="of:=POWER(10;[.B62]/20)" office:value-type="float" office:value="0.251188643150958" calcext:value-type="float">
            <text:p>0,251188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.6" calcext:value-type="float">
            <text:p>-11,6</text:p>
          </table:table-cell>
          <table:table-cell table:formula="of:=POWER(10;[.B63]/20)" office:value-type="float" office:value="0.263026799189538" calcext:value-type="float">
            <text:p>0,263026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.1" calcext:value-type="float">
            <text:p>-11,1</text:p>
          </table:table-cell>
          <table:table-cell table:formula="of:=POWER(10;[.B64]/20)" office:value-type="float" office:value="0.278612116862977" calcext:value-type="float">
            <text:p>0,27861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.6" calcext:value-type="float">
            <text:p>-10,6</text:p>
          </table:table-cell>
          <table:table-cell table:formula="of:=POWER(10;[.B65]/20)" office:value-type="float" office:value="0.295120922666639" calcext:value-type="float">
            <text:p>0,295120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.3" calcext:value-type="float">
            <text:p>-10,3</text:p>
          </table:table-cell>
          <table:table-cell table:formula="of:=POWER(10;[.B66]/20)" office:value-type="float" office:value="0.305492111321551" calcext:value-type="float">
            <text:p>0,305492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  <table:table-cell table:formula="of:=POWER(10;[.B67]/20)" office:value-type="float" office:value="0.316227766016838" calcext:value-type="float">
            <text:p>0,316227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.56" calcext:value-type="float">
            <text:p>-9,56</text:p>
          </table:table-cell>
          <table:table-cell table:formula="of:=POWER(10;[.B68]/20)" office:value-type="float" office:value="0.332659553294005" calcext:value-type="float">
            <text:p>0,332659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.13" calcext:value-type="float">
            <text:p>-9,13</text:p>
          </table:table-cell>
          <table:table-cell table:formula="of:=POWER(10;[.B69]/20)" office:value-type="float" office:value="0.3495425095986" calcext:value-type="float">
            <text:p>0,349542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.75" calcext:value-type="float">
            <text:p>-8,75</text:p>
          </table:table-cell>
          <table:table-cell table:formula="of:=POWER(10;[.B70]/20)" office:value-type="float" office:value="0.365174127254838" calcext:value-type="float">
            <text:p>0,365174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.11" calcext:value-type="float">
            <text:p>-8,11</text:p>
          </table:table-cell>
          <table:table-cell table:formula="of:=POWER(10;[.B71]/20)" office:value-type="float" office:value="0.393097244907467" calcext:value-type="float">
            <text:p>0,393097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8" calcext:value-type="float">
            <text:p>-7,8</text:p>
          </table:table-cell>
          <table:table-cell table:formula="of:=POWER(10;[.B72]/20)" office:value-type="float" office:value="0.407380277804113" calcext:value-type="float">
            <text:p>0,40738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28" calcext:value-type="float">
            <text:p>-7,28</text:p>
          </table:table-cell>
          <table:table-cell table:formula="of:=POWER(10;[.B73]/20)" office:value-type="float" office:value="0.432513831035009" calcext:value-type="float">
            <text:p>0,432513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.81" calcext:value-type="float">
            <text:p>-6,81</text:p>
          </table:table-cell>
          <table:table-cell table:formula="of:=POWER(10;[.B74]/20)" office:value-type="float" office:value="0.456562250202236" calcext:value-type="float">
            <text:p>0,456562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.56" calcext:value-type="float">
            <text:p>-6,56</text:p>
          </table:table-cell>
          <table:table-cell table:formula="of:=POWER(10;[.B75]/20)" office:value-type="float" office:value="0.469894108605215" calcext:value-type="float">
            <text:p>0,469894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.2" calcext:value-type="float">
            <text:p>-6,2</text:p>
          </table:table-cell>
          <table:table-cell table:formula="of:=POWER(10;[.B76]/20)" office:value-type="float" office:value="0.489778819368446" calcext:value-type="float">
            <text:p>0,489778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.6" calcext:value-type="float">
            <text:p>-5,6</text:p>
          </table:table-cell>
          <table:table-cell table:formula="of:=POWER(10;[.B77]/20)" office:value-type="float" office:value="0.524807460249773" calcext:value-type="float">
            <text:p>0,524807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.5" calcext:value-type="float">
            <text:p>-5,5</text:p>
          </table:table-cell>
          <table:table-cell table:formula="of:=POWER(10;[.B78]/20)" office:value-type="float" office:value="0.530884444230988" calcext:value-type="float">
            <text:p>0,530884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.05" calcext:value-type="float">
            <text:p>-5,05</text:p>
          </table:table-cell>
          <table:table-cell table:formula="of:=POWER(10;[.B79]/20)" office:value-type="float" office:value="0.55911352757056" calcext:value-type="float">
            <text:p>0,559113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.76" calcext:value-type="float">
            <text:p>-4,76</text:p>
          </table:table-cell>
          <table:table-cell table:formula="of:=POWER(10;[.B80]/20)" office:value-type="float" office:value="0.578096047405718" calcext:value-type="float">
            <text:p>0,578096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.22" calcext:value-type="float">
            <text:p>-4,22</text:p>
          </table:table-cell>
          <table:table-cell table:formula="of:=POWER(10;[.B81]/20)" office:value-type="float" office:value="0.615176872709868" calcext:value-type="float">
            <text:p>0,61517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.74" calcext:value-type="float">
            <text:p>-3,74</text:p>
          </table:table-cell>
          <table:table-cell table:formula="of:=POWER(10;[.B82]/20)" office:value-type="float" office:value="0.650129690343091" calcext:value-type="float">
            <text:p>0,650129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.45" calcext:value-type="float">
            <text:p>-3,45</text:p>
          </table:table-cell>
          <table:table-cell table:formula="of:=POWER(10;[.B83]/20)" office:value-type="float" office:value="0.672202309111567" calcext:value-type="float">
            <text:p>0,672202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.21" calcext:value-type="float">
            <text:p>-3,21</text:p>
          </table:table-cell>
          <table:table-cell table:formula="of:=POWER(10;[.B84]/20)" office:value-type="float" office:value="0.69103492940494" calcext:value-type="float">
            <text:p>0,691034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.64" calcext:value-type="float">
            <text:p>-2,64</text:p>
          </table:table-cell>
          <table:table-cell table:formula="of:=POWER(10;[.B85]/20)" office:value-type="float" office:value="0.737904230129101" calcext:value-type="float">
            <text:p>0,737904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36" calcext:value-type="float">
            <text:p>-2,36</text:p>
          </table:table-cell>
          <table:table-cell table:formula="of:=POWER(10;[.B86]/20)" office:value-type="float" office:value="0.762079010025412" calcext:value-type="float">
            <text:p>0,762079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.03" calcext:value-type="float">
            <text:p>-2,03</text:p>
          </table:table-cell>
          <table:table-cell table:formula="of:=POWER(10;[.B87]/20)" office:value-type="float" office:value="0.791589454624261" calcext:value-type="float">
            <text:p>0,791589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.71" calcext:value-type="float">
            <text:p>-1,71</text:p>
          </table:table-cell>
          <table:table-cell table:formula="of:=POWER(10;[.B88]/20)" office:value-type="float" office:value="0.821296552834554" calcext:value-type="float">
            <text:p>0,821296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.34" calcext:value-type="float">
            <text:p>-1,34</text:p>
          </table:table-cell>
          <table:table-cell table:formula="of:=POWER(10;[.B89]/20)" office:value-type="float" office:value="0.85703784523037" calcext:value-type="float">
            <text:p>0,857037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92" calcext:value-type="float">
            <text:p>-0,92</text:p>
          </table:table-cell>
          <table:table-cell table:formula="of:=POWER(10;[.B90]/20)" office:value-type="float" office:value="0.899497581530035" calcext:value-type="float">
            <text:p>0,899497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2" calcext:value-type="float">
            <text:p>-0,42</text:p>
          </table:table-cell>
          <table:table-cell table:formula="of:=POWER(10;[.B91]/20)" office:value-type="float" office:value="0.952796164023652" calcext:value-type="float">
            <text:p>0,952796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" calcext:value-type="float">
            <text:p>0</text:p>
          </table:table-cell>
          <table:table-cell table:formula="of:=POWER(10;[.B92]/20)" office:value-type="float" office:value="1" calcext:value-type="float">
            <text:p>1,000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" calcext:value-type="float">
            <text:p>0,25</text:p>
          </table:table-cell>
          <table:table-cell table:formula="of:=POWER(10;[.B93]/20)" office:value-type="float" office:value="1.02920052719443" calcext:value-type="float">
            <text:p>1,029200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" calcext:value-type="float">
            <text:p>0,61</text:p>
          </table:table-cell>
          <table:table-cell table:formula="of:=POWER(10;[.B94]/20)" office:value-type="float" office:value="1.07275364783553" calcext:value-type="float">
            <text:p>1,072753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5" calcext:value-type="float">
            <text:p>1,15</text:p>
          </table:table-cell>
          <table:table-cell table:formula="of:=POWER(10;[.B95]/20)" office:value-type="float" office:value="1.14156330461885" calcext:value-type="float">
            <text:p>1,141563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,5</text:p>
          </table:table-cell>
          <table:table-cell table:formula="of:=POWER(10;[.B96]/20)" office:value-type="float" office:value="1.18850222743702" calcext:value-type="float">
            <text:p>1,188502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76" calcext:value-type="float">
            <text:p>1,76</text:p>
          </table:table-cell>
          <table:table-cell table:formula="of:=POWER(10;[.B97]/20)" office:value-type="float" office:value="1.22461619926505" calcext:value-type="float">
            <text:p>1,224616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2" calcext:value-type="float">
            <text:p>2,02</text:p>
          </table:table-cell>
          <table:table-cell table:formula="of:=POWER(10;[.B98]/20)" office:value-type="float" office:value="1.26182753459067" calcext:value-type="float">
            <text:p>1,261827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formula="of:=POWER(10;[.B99]/20)" office:value-type="float" office:value="1.33352143216332" calcext:value-type="float">
            <text:p>1,33352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63" calcext:value-type="float">
            <text:p>2,63</text:p>
          </table:table-cell>
          <table:table-cell table:formula="of:=POWER(10;[.B100]/20)" office:value-type="float" office:value="1.35363009067146" calcext:value-type="float">
            <text:p>1,35363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8" calcext:value-type="float">
            <text:p>2,98</text:p>
          </table:table-cell>
          <table:table-cell table:formula="of:=POWER(10;[.B101]/20)" office:value-type="float" office:value="1.40928879842187" calcext:value-type="float">
            <text:p>1,409288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37" calcext:value-type="float">
            <text:p>3,37</text:p>
          </table:table-cell>
          <table:table-cell table:formula="of:=POWER(10;[.B102]/20)" office:value-type="float" office:value="1.47400854097381" calcext:value-type="float">
            <text:p>1,474008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92" calcext:value-type="float">
            <text:p>3,92</text:p>
          </table:table-cell>
          <table:table-cell table:formula="of:=POWER(10;[.B103]/20)" office:value-type="float" office:value="1.57036280433355" calcext:value-type="float">
            <text:p>1,570362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09" calcext:value-type="float">
            <text:p>4,09</text:p>
          </table:table-cell>
          <table:table-cell table:formula="of:=POWER(10;[.B104]/20)" office:value-type="float" office:value="1.60140064834435" calcext:value-type="float">
            <text:p>1,601400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3" calcext:value-type="float">
            <text:p>4,3</text:p>
          </table:table-cell>
          <table:table-cell table:formula="of:=POWER(10;[.B105]/20)" office:value-type="float" office:value="1.64058977319954" calcext:value-type="float">
            <text:p>1,640589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6" calcext:value-type="float">
            <text:p>4,76</text:p>
          </table:table-cell>
          <table:table-cell table:formula="of:=POWER(10;[.B106]/20)" office:value-type="float" office:value="1.7298163592151" calcext:value-type="float">
            <text:p>1,729816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2" calcext:value-type="float">
            <text:p>5,22</text:p>
          </table:table-cell>
          <table:table-cell table:formula="of:=POWER(10;[.B107]/20)" office:value-type="float" office:value="1.82389570231964" calcext:value-type="float">
            <text:p>1,823895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35" calcext:value-type="float">
            <text:p>5,35</text:p>
          </table:table-cell>
          <table:table-cell table:formula="of:=POWER(10;[.B108]/20)" office:value-type="float" office:value="1.85139889420527" calcext:value-type="float">
            <text:p>1,851398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85" calcext:value-type="float">
            <text:p>5,85</text:p>
          </table:table-cell>
          <table:table-cell table:formula="of:=POWER(10;[.B109]/20)" office:value-type="float" office:value="1.96110117547605" calcext:value-type="float">
            <text:p>1,96110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26" calcext:value-type="float">
            <text:p>6,26</text:p>
          </table:table-cell>
          <table:table-cell table:formula="of:=POWER(10;[.B110]/20)" office:value-type="float" office:value="2.05589059598414" calcext:value-type="float">
            <text:p>2,055890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38" calcext:value-type="float">
            <text:p>6,38</text:p>
          </table:table-cell>
          <table:table-cell table:formula="of:=POWER(10;[.B111]/20)" office:value-type="float" office:value="2.08449088309729" calcext:value-type="float">
            <text:p>2,084490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7" calcext:value-type="float">
            <text:p>6,67</text:p>
          </table:table-cell>
          <table:table-cell table:formula="of:=POWER(10;[.B112]/20)" office:value-type="float" office:value="2.15526164356616" calcext:value-type="float">
            <text:p>2,155261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POWER(10;[.B113]/20)" office:value-type="float" office:value="2.23872113856834" calcext:value-type="float">
            <text:p>2,23872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52" calcext:value-type="float">
            <text:p>7,52</text:p>
          </table:table-cell>
          <table:table-cell table:formula="of:=POWER(10;[.B114]/20)" office:value-type="float" office:value="2.37684028662488" calcext:value-type="float">
            <text:p>2,376840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77" calcext:value-type="float">
            <text:p>7,77</text:p>
          </table:table-cell>
          <table:table-cell table:formula="of:=POWER(10;[.B115]/20)" office:value-type="float" office:value="2.44624527605128" calcext:value-type="float">
            <text:p>2,446245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05" calcext:value-type="float">
            <text:p>8,05</text:p>
          </table:table-cell>
          <table:table-cell table:formula="of:=POWER(10;[.B116]/20)" office:value-type="float" office:value="2.5263877101319" calcext:value-type="float">
            <text:p>2,5263877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41" calcext:value-type="float">
            <text:p>8,41</text:p>
          </table:table-cell>
          <table:table-cell table:formula="of:=POWER(10;[.B117]/20)" office:value-type="float" office:value="2.63329794367551" calcext:value-type="float">
            <text:p>2,633297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61" calcext:value-type="float">
            <text:p>8,61</text:p>
          </table:table-cell>
          <table:table-cell table:formula="of:=POWER(10;[.B118]/20)" office:value-type="float" office:value="2.69463533235047" calcext:value-type="float">
            <text:p>2,694635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09" calcext:value-type="float">
            <text:p>9,09</text:p>
          </table:table-cell>
          <table:table-cell table:formula="of:=POWER(10;[.B119]/20)" office:value-type="float" office:value="2.84773780017375" calcext:value-type="float">
            <text:p>2,847737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32" calcext:value-type="float">
            <text:p>9,32</text:p>
          </table:table-cell>
          <table:table-cell table:formula="of:=POWER(10;[.B120]/20)" office:value-type="float" office:value="2.92415237784334" calcext:value-type="float">
            <text:p>2,924152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56" calcext:value-type="float">
            <text:p>9,56</text:p>
          </table:table-cell>
          <table:table-cell table:formula="of:=POWER(10;[.B121]/20)" office:value-type="float" office:value="3.00607630262823" calcext:value-type="float">
            <text:p>3,006076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83" calcext:value-type="float">
            <text:p>9,83</text:p>
          </table:table-cell>
          <table:table-cell table:formula="of:=POWER(10;[.B122]/20)" office:value-type="float" office:value="3.10098738853234" calcext:value-type="float">
            <text:p>3,100987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3" calcext:value-type="float">
            <text:p>10,3</text:p>
          </table:table-cell>
          <table:table-cell table:formula="of:=POWER(10;[.B123]/20)" office:value-type="float" office:value="3.27340694878838" calcext:value-type="float">
            <text:p>3,273406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5" calcext:value-type="float">
            <text:p>10,5</text:p>
          </table:table-cell>
          <table:table-cell table:formula="of:=POWER(10;[.B124]/20)" office:value-type="float" office:value="3.34965439157828" calcext:value-type="float">
            <text:p>3,349654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8" calcext:value-type="float">
            <text:p>10,8</text:p>
          </table:table-cell>
          <table:table-cell table:formula="of:=POWER(10;[.B125]/20)" office:value-type="float" office:value="3.46736850452532" calcext:value-type="float">
            <text:p>3,467368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1" calcext:value-type="float">
            <text:p>11,1</text:p>
          </table:table-cell>
          <table:table-cell table:formula="of:=POWER(10;[.B126]/20)" office:value-type="float" office:value="3.58921934645005" calcext:value-type="float">
            <text:p>3,589219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5" calcext:value-type="float">
            <text:p>11,5</text:p>
          </table:table-cell>
          <table:table-cell table:formula="of:=POWER(10;[.B127]/20)" office:value-type="float" office:value="3.75837404288444" calcext:value-type="float">
            <text:p>3,758374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9" calcext:value-type="float">
            <text:p>11,9</text:p>
          </table:table-cell>
          <table:table-cell table:formula="of:=POWER(10;[.B128]/20)" office:value-type="float" office:value="3.93550075455777" calcext:value-type="float">
            <text:p>3,93550075</text:p>
          </table:table-cell>
        </table:table-row>
      </table:table>
      <table:table table:name="liv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table:style-name="ce1" table:formula="of:=POWER(10;[.B1]/20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5.8" calcext:value-type="float">
            <text:p>-65,80</text:p>
          </table:table-cell>
          <table:table-cell table:style-name="ce1" table:formula="of:=POWER(10;[.B2]/20)" office:value-type="float" office:value="0.000512861383991365" calcext:value-type="float">
            <text:p>0,00051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5.3" calcext:value-type="float">
            <text:p>-65,30</text:p>
          </table:table-cell>
          <table:table-cell table:style-name="ce1" table:formula="of:=POWER(10;[.B3]/20)" office:value-type="float" office:value="0.000543250331492434" calcext:value-type="float">
            <text:p>0,0005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2" calcext:value-type="float">
            <text:p>-62,00</text:p>
          </table:table-cell>
          <table:table-cell table:style-name="ce1" table:formula="of:=POWER(10;[.B4]/20)" office:value-type="float" office:value="0.000794328234724281" calcext:value-type="float">
            <text:p>0,00079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0.5" calcext:value-type="float">
            <text:p>-60,50</text:p>
          </table:table-cell>
          <table:table-cell table:style-name="ce1" table:formula="of:=POWER(10;[.B5]/20)" office:value-type="float" office:value="0.000944060876285924" calcext:value-type="float">
            <text:p>0,00094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9" calcext:value-type="float">
            <text:p>-59,00</text:p>
          </table:table-cell>
          <table:table-cell table:style-name="ce1" table:formula="of:=POWER(10;[.B6]/20)" office:value-type="float" office:value="0.00112201845430196" calcext:value-type="float">
            <text:p>0,00112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7.7" calcext:value-type="float">
            <text:p>-57,70</text:p>
          </table:table-cell>
          <table:table-cell table:style-name="ce1" table:formula="of:=POWER(10;[.B7]/20)" office:value-type="float" office:value="0.0013031667784523" calcext:value-type="float">
            <text:p>0,00130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5.3" calcext:value-type="float">
            <text:p>-55,30</text:p>
          </table:table-cell>
          <table:table-cell table:style-name="ce1" table:formula="of:=POWER(10;[.B8]/20)" office:value-type="float" office:value="0.00171790838715759" calcext:value-type="float">
            <text:p>0,0017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3.9" calcext:value-type="float">
            <text:p>-53,90</text:p>
          </table:table-cell>
          <table:table-cell table:style-name="ce1" table:formula="of:=POWER(10;[.B9]/20)" office:value-type="float" office:value="0.00201836636368156" calcext:value-type="float">
            <text:p>0,002018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2.4" calcext:value-type="float">
            <text:p>-52,40</text:p>
          </table:table-cell>
          <table:table-cell table:style-name="ce1" table:formula="of:=POWER(10;[.B10]/20)" office:value-type="float" office:value="0.00239883291901949" calcext:value-type="float">
            <text:p>0,00239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.2" calcext:value-type="float">
            <text:p>-51,20</text:p>
          </table:table-cell>
          <table:table-cell table:style-name="ce1" table:formula="of:=POWER(10;[.B11]/20)" office:value-type="float" office:value="0.00275422870333817" calcext:value-type="float">
            <text:p>0,002754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.8" calcext:value-type="float">
            <text:p>-49,80</text:p>
          </table:table-cell>
          <table:table-cell table:style-name="ce1" table:formula="of:=POWER(10;[.B12]/20)" office:value-type="float" office:value="0.00323593656929628" calcext:value-type="float">
            <text:p>0,003235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.7" calcext:value-type="float">
            <text:p>-48,70</text:p>
          </table:table-cell>
          <table:table-cell table:style-name="ce1" table:formula="of:=POWER(10;[.B13]/20)" office:value-type="float" office:value="0.00367282300498085" calcext:value-type="float">
            <text:p>0,00367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.4" calcext:value-type="float">
            <text:p>-47,40</text:p>
          </table:table-cell>
          <table:table-cell table:style-name="ce1" table:formula="of:=POWER(10;[.B14]/20)" office:value-type="float" office:value="0.00426579518801593" calcext:value-type="float">
            <text:p>0,004265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6.1" calcext:value-type="float">
            <text:p>-46,10</text:p>
          </table:table-cell>
          <table:table-cell table:style-name="ce1" table:formula="of:=POWER(10;[.B15]/20)" office:value-type="float" office:value="0.0049545019080479" calcext:value-type="float">
            <text:p>0,004954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5.6" calcext:value-type="float">
            <text:p>-45,60</text:p>
          </table:table-cell>
          <table:table-cell table:style-name="ce1" table:formula="of:=POWER(10;[.B16]/20)" office:value-type="float" office:value="0.00524807460249772" calcext:value-type="float">
            <text:p>0,005248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3.9" calcext:value-type="float">
            <text:p>-43,90</text:p>
          </table:table-cell>
          <table:table-cell table:style-name="ce1" table:formula="of:=POWER(10;[.B17]/20)" office:value-type="float" office:value="0.00638263486190549" calcext:value-type="float">
            <text:p>0,006382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" calcext:value-type="float">
            <text:p>-43,00</text:p>
          </table:table-cell>
          <table:table-cell table:style-name="ce1" table:formula="of:=POWER(10;[.B18]/20)" office:value-type="float" office:value="0.00707945784384138" calcext:value-type="float">
            <text:p>0,00707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2.3" calcext:value-type="float">
            <text:p>-42,30</text:p>
          </table:table-cell>
          <table:table-cell table:style-name="ce1" table:formula="of:=POWER(10;[.B19]/20)" office:value-type="float" office:value="0.00767361489361819" calcext:value-type="float">
            <text:p>0,00767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1.1" calcext:value-type="float">
            <text:p>-41,10</text:p>
          </table:table-cell>
          <table:table-cell table:style-name="ce1" table:formula="of:=POWER(10;[.B20]/20)" office:value-type="float" office:value="0.00881048873008014" calcext:value-type="float">
            <text:p>0,00881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9.6" calcext:value-type="float">
            <text:p>-39,60</text:p>
          </table:table-cell>
          <table:table-cell table:style-name="ce1" table:formula="of:=POWER(10;[.B21]/20)" office:value-type="float" office:value="0.010471285480509" calcext:value-type="float">
            <text:p>0,01047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8.6" calcext:value-type="float">
            <text:p>-38,60</text:p>
          </table:table-cell>
          <table:table-cell table:style-name="ce1" table:formula="of:=POWER(10;[.B22]/20)" office:value-type="float" office:value="0.0117489755493953" calcext:value-type="float">
            <text:p>0,011748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7.7" calcext:value-type="float">
            <text:p>-37,70</text:p>
          </table:table-cell>
          <table:table-cell table:style-name="ce1" table:formula="of:=POWER(10;[.B23]/20)" office:value-type="float" office:value="0.013031667784523" calcext:value-type="float">
            <text:p>0,013031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7" calcext:value-type="float">
            <text:p>-37,00</text:p>
          </table:table-cell>
          <table:table-cell table:style-name="ce1" table:formula="of:=POWER(10;[.B24]/20)" office:value-type="float" office:value="0.0141253754462275" calcext:value-type="float">
            <text:p>0,01412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.9" calcext:value-type="float">
            <text:p>-35,90</text:p>
          </table:table-cell>
          <table:table-cell table:style-name="ce1" table:formula="of:=POWER(10;[.B25]/20)" office:value-type="float" office:value="0.0160324539069004" calcext:value-type="float">
            <text:p>0,01603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4.6" calcext:value-type="float">
            <text:p>-34,60</text:p>
          </table:table-cell>
          <table:table-cell table:style-name="ce1" table:formula="of:=POWER(10;[.B26]/20)" office:value-type="float" office:value="0.0186208713666287" calcext:value-type="float">
            <text:p>0,01862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3.8" calcext:value-type="float">
            <text:p>-33,80</text:p>
          </table:table-cell>
          <table:table-cell table:style-name="ce1" table:formula="of:=POWER(10;[.B27]/20)" office:value-type="float" office:value="0.0204173794466953" calcext:value-type="float">
            <text:p>0,02041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2.8" calcext:value-type="float">
            <text:p>-32,80</text:p>
          </table:table-cell>
          <table:table-cell table:style-name="ce1" table:formula="of:=POWER(10;[.B28]/20)" office:value-type="float" office:value="0.0229086765276777" calcext:value-type="float">
            <text:p>0,022908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2.2" calcext:value-type="float">
            <text:p>-32,20</text:p>
          </table:table-cell>
          <table:table-cell table:style-name="ce1" table:formula="of:=POWER(10;[.B29]/20)" office:value-type="float" office:value="0.0245470891568503" calcext:value-type="float">
            <text:p>0,02454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0.5" calcext:value-type="float">
            <text:p>-30,50</text:p>
          </table:table-cell>
          <table:table-cell table:style-name="ce1" table:formula="of:=POWER(10;[.B30]/20)" office:value-type="float" office:value="0.0298538261891796" calcext:value-type="float">
            <text:p>0,0298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0.1" calcext:value-type="float">
            <text:p>-30,10</text:p>
          </table:table-cell>
          <table:table-cell table:style-name="ce1" table:formula="of:=POWER(10;[.B31]/20)" office:value-type="float" office:value="0.0312607936712395" calcext:value-type="float">
            <text:p>0,031260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.2" calcext:value-type="float">
            <text:p>-29,20</text:p>
          </table:table-cell>
          <table:table-cell table:style-name="ce1" table:formula="of:=POWER(10;[.B32]/20)" office:value-type="float" office:value="0.0346736850452532" calcext:value-type="float">
            <text:p>0,034673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8.5" calcext:value-type="float">
            <text:p>-28,50</text:p>
          </table:table-cell>
          <table:table-cell table:style-name="ce1" table:formula="of:=POWER(10;[.B33]/20)" office:value-type="float" office:value="0.0375837404288444" calcext:value-type="float">
            <text:p>0,03758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.9" calcext:value-type="float">
            <text:p>-27,90</text:p>
          </table:table-cell>
          <table:table-cell table:style-name="ce1" table:formula="of:=POWER(10;[.B34]/20)" office:value-type="float" office:value="0.0402717034325459" calcext:value-type="float">
            <text:p>0,040271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6.9" calcext:value-type="float">
            <text:p>-26,90</text:p>
          </table:table-cell>
          <table:table-cell table:style-name="ce1" table:formula="of:=POWER(10;[.B35]/20)" office:value-type="float" office:value="0.0451855944374922" calcext:value-type="float">
            <text:p>0,04518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6.3" calcext:value-type="float">
            <text:p>-26,30</text:p>
          </table:table-cell>
          <table:table-cell table:style-name="ce1" table:formula="of:=POWER(10;[.B36]/20)" office:value-type="float" office:value="0.0484172367584099" calcext:value-type="float">
            <text:p>0,048417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5.7" calcext:value-type="float">
            <text:p>-25,70</text:p>
          </table:table-cell>
          <table:table-cell table:style-name="ce1" table:formula="of:=POWER(10;[.B37]/20)" office:value-type="float" office:value="0.0518800038928961" calcext:value-type="float">
            <text:p>0,0518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5" calcext:value-type="float">
            <text:p>-25,00</text:p>
          </table:table-cell>
          <table:table-cell table:style-name="ce1" table:formula="of:=POWER(10;[.B38]/20)" office:value-type="float" office:value="0.0562341325190349" calcext:value-type="float">
            <text:p>0,056234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4.4" calcext:value-type="float">
            <text:p>-24,40</text:p>
          </table:table-cell>
          <table:table-cell table:style-name="ce1" table:formula="of:=POWER(10;[.B39]/20)" office:value-type="float" office:value="0.0602559586074358" calcext:value-type="float">
            <text:p>0,060255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3.4" calcext:value-type="float">
            <text:p>-23,40</text:p>
          </table:table-cell>
          <table:table-cell table:style-name="ce1" table:formula="of:=POWER(10;[.B40]/20)" office:value-type="float" office:value="0.0676082975391982" calcext:value-type="float">
            <text:p>0,067608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.8" calcext:value-type="float">
            <text:p>-22,80</text:p>
          </table:table-cell>
          <table:table-cell table:style-name="ce1" table:formula="of:=POWER(10;[.B41]/20)" office:value-type="float" office:value="0.072443596007499" calcext:value-type="float">
            <text:p>0,07244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2.2" calcext:value-type="float">
            <text:p>-22,20</text:p>
          </table:table-cell>
          <table:table-cell table:style-name="ce1" table:formula="of:=POWER(10;[.B42]/20)" office:value-type="float" office:value="0.0776247116628692" calcext:value-type="float">
            <text:p>0,077624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.6" calcext:value-type="float">
            <text:p>-21,60</text:p>
          </table:table-cell>
          <table:table-cell table:style-name="ce1" table:formula="of:=POWER(10;[.B43]/20)" office:value-type="float" office:value="0.0831763771102671" calcext:value-type="float">
            <text:p>0,083176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1" calcext:value-type="float">
            <text:p>-21,10</text:p>
          </table:table-cell>
          <table:table-cell table:style-name="ce1" table:formula="of:=POWER(10;[.B44]/20)" office:value-type="float" office:value="0.0881048873008014" calcext:value-type="float">
            <text:p>0,088104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.7" calcext:value-type="float">
            <text:p>-20,70</text:p>
          </table:table-cell>
          <table:table-cell table:style-name="ce1" table:formula="of:=POWER(10;[.B45]/20)" office:value-type="float" office:value="0.0922571427154763" calcext:value-type="float">
            <text:p>0,09225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.1" calcext:value-type="float">
            <text:p>-20,10</text:p>
          </table:table-cell>
          <table:table-cell table:style-name="ce1" table:formula="of:=POWER(10;[.B46]/20)" office:value-type="float" office:value="0.0988553094656939" calcext:value-type="float">
            <text:p>0,098855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9.8" calcext:value-type="float">
            <text:p>-19,80</text:p>
          </table:table-cell>
          <table:table-cell table:style-name="ce1" table:formula="of:=POWER(10;[.B47]/20)" office:value-type="float" office:value="0.102329299228075" calcext:value-type="float">
            <text:p>0,102329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9.4" calcext:value-type="float">
            <text:p>-19,40</text:p>
          </table:table-cell>
          <table:table-cell table:style-name="ce1" table:formula="of:=POWER(10;[.B48]/20)" office:value-type="float" office:value="0.107151930523761" calcext:value-type="float">
            <text:p>0,107151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,20</text:p>
          </table:table-cell>
          <table:table-cell table:style-name="ce1" table:formula="of:=POWER(10;[.B49]/20)" office:value-type="float" office:value="0.109647819614319" calcext:value-type="float">
            <text:p>0,109647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8.5" calcext:value-type="float">
            <text:p>-18,50</text:p>
          </table:table-cell>
          <table:table-cell table:style-name="ce1" table:formula="of:=POWER(10;[.B50]/20)" office:value-type="float" office:value="0.118850222743702" calcext:value-type="float">
            <text:p>0,11885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8.3" calcext:value-type="float">
            <text:p>-18,30</text:p>
          </table:table-cell>
          <table:table-cell table:style-name="ce1" table:formula="of:=POWER(10;[.B51]/20)" office:value-type="float" office:value="0.121618600064637" calcext:value-type="float">
            <text:p>0,121618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,00</text:p>
          </table:table-cell>
          <table:table-cell table:style-name="ce1" table:formula="of:=POWER(10;[.B52]/20)" office:value-type="float" office:value="0.125892541179417" calcext:value-type="float">
            <text:p>0,125892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7.7" calcext:value-type="float">
            <text:p>-17,70</text:p>
          </table:table-cell>
          <table:table-cell table:style-name="ce1" table:formula="of:=POWER(10;[.B53]/20)" office:value-type="float" office:value="0.13031667784523" calcext:value-type="float">
            <text:p>0,13031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.4" calcext:value-type="float">
            <text:p>-17,40</text:p>
          </table:table-cell>
          <table:table-cell table:style-name="ce1" table:formula="of:=POWER(10;[.B54]/20)" office:value-type="float" office:value="0.134896288259165" calcext:value-type="float">
            <text:p>0,134896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.1" calcext:value-type="float">
            <text:p>-17,10</text:p>
          </table:table-cell>
          <table:table-cell table:style-name="ce1" table:formula="of:=POWER(10;[.B55]/20)" office:value-type="float" office:value="0.139636836105594" calcext:value-type="float">
            <text:p>0,13963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.7" calcext:value-type="float">
            <text:p>-16,70</text:p>
          </table:table-cell>
          <table:table-cell table:style-name="ce1" table:formula="of:=POWER(10;[.B56]/20)" office:value-type="float" office:value="0.146217717445672" calcext:value-type="float">
            <text:p>0,14621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.4" calcext:value-type="float">
            <text:p>-16,40</text:p>
          </table:table-cell>
          <table:table-cell table:style-name="ce1" table:formula="of:=POWER(10;[.B57]/20)" office:value-type="float" office:value="0.151356124843621" calcext:value-type="float">
            <text:p>0,15135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" calcext:value-type="float">
            <text:p>-16,00</text:p>
          </table:table-cell>
          <table:table-cell table:style-name="ce1" table:formula="of:=POWER(10;[.B58]/20)" office:value-type="float" office:value="0.158489319246111" calcext:value-type="float">
            <text:p>0,158489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5.8" calcext:value-type="float">
            <text:p>-15,80</text:p>
          </table:table-cell>
          <table:table-cell table:style-name="ce1" table:formula="of:=POWER(10;[.B59]/20)" office:value-type="float" office:value="0.162181009735893" calcext:value-type="float">
            <text:p>0,16218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.5" calcext:value-type="float">
            <text:p>-15,50</text:p>
          </table:table-cell>
          <table:table-cell table:style-name="ce1" table:formula="of:=POWER(10;[.B60]/20)" office:value-type="float" office:value="0.167880401812256" calcext:value-type="float">
            <text:p>0,167880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.2" calcext:value-type="float">
            <text:p>-15,20</text:p>
          </table:table-cell>
          <table:table-cell table:style-name="ce1" table:formula="of:=POWER(10;[.B61]/20)" office:value-type="float" office:value="0.173780082874938" calcext:value-type="float">
            <text:p>0,173780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.7" calcext:value-type="float">
            <text:p>-14,70</text:p>
          </table:table-cell>
          <table:table-cell table:style-name="ce1" table:formula="of:=POWER(10;[.B62]/20)" office:value-type="float" office:value="0.184077200146896" calcext:value-type="float">
            <text:p>0,184077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4.5" calcext:value-type="float">
            <text:p>-14,50</text:p>
          </table:table-cell>
          <table:table-cell table:style-name="ce1" table:formula="of:=POWER(10;[.B63]/20)" office:value-type="float" office:value="0.18836490894898" calcext:value-type="float">
            <text:p>0,188364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.2" calcext:value-type="float">
            <text:p>-14,20</text:p>
          </table:table-cell>
          <table:table-cell table:style-name="ce1" table:formula="of:=POWER(10;[.B64]/20)" office:value-type="float" office:value="0.194984459975805" calcext:value-type="float">
            <text:p>0,194984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,00</text:p>
          </table:table-cell>
          <table:table-cell table:style-name="ce1" table:formula="of:=POWER(10;[.B65]/20)" office:value-type="float" office:value="0.199526231496888" calcext:value-type="float">
            <text:p>0,199526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.6" calcext:value-type="float">
            <text:p>-13,60</text:p>
          </table:table-cell>
          <table:table-cell table:style-name="ce1" table:formula="of:=POWER(10;[.B66]/20)" office:value-type="float" office:value="0.208929613085404" calcext:value-type="float">
            <text:p>0,208929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3.4" calcext:value-type="float">
            <text:p>-13,40</text:p>
          </table:table-cell>
          <table:table-cell table:style-name="ce1" table:formula="of:=POWER(10;[.B67]/20)" office:value-type="float" office:value="0.213796208950223" calcext:value-type="float">
            <text:p>0,213796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,00</text:p>
          </table:table-cell>
          <table:table-cell table:style-name="ce1" table:formula="of:=POWER(10;[.B68]/20)" office:value-type="float" office:value="0.223872113856834" calcext:value-type="float">
            <text:p>0,223872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.5" calcext:value-type="float">
            <text:p>-12,50</text:p>
          </table:table-cell>
          <table:table-cell table:style-name="ce1" table:formula="of:=POWER(10;[.B69]/20)" office:value-type="float" office:value="0.237137370566166" calcext:value-type="float">
            <text:p>0,237137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.4" calcext:value-type="float">
            <text:p>-12,40</text:p>
          </table:table-cell>
          <table:table-cell table:style-name="ce1" table:formula="of:=POWER(10;[.B70]/20)" office:value-type="float" office:value="0.239883291901949" calcext:value-type="float">
            <text:p>0,239883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.1" calcext:value-type="float">
            <text:p>-12,10</text:p>
          </table:table-cell>
          <table:table-cell table:style-name="ce1" table:formula="of:=POWER(10;[.B71]/20)" office:value-type="float" office:value="0.248313310529557" calcext:value-type="float">
            <text:p>0,248313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.8" calcext:value-type="float">
            <text:p>-11,80</text:p>
          </table:table-cell>
          <table:table-cell table:style-name="ce1" table:formula="of:=POWER(10;[.B72]/20)" office:value-type="float" office:value="0.257039578276886" calcext:value-type="float">
            <text:p>0,257039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.3" calcext:value-type="float">
            <text:p>-11,30</text:p>
          </table:table-cell>
          <table:table-cell table:style-name="ce1" table:formula="of:=POWER(10;[.B73]/20)" office:value-type="float" office:value="0.272270130807791" calcext:value-type="float">
            <text:p>0,272270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.1" calcext:value-type="float">
            <text:p>-11,10</text:p>
          </table:table-cell>
          <table:table-cell table:style-name="ce1" table:formula="of:=POWER(10;[.B74]/20)" office:value-type="float" office:value="0.278612116862977" calcext:value-type="float">
            <text:p>0,278612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.8" calcext:value-type="float">
            <text:p>-10,80</text:p>
          </table:table-cell>
          <table:table-cell table:style-name="ce1" table:formula="of:=POWER(10;[.B75]/20)" office:value-type="float" office:value="0.288403150312661" calcext:value-type="float">
            <text:p>0,288403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.4" calcext:value-type="float">
            <text:p>-10,40</text:p>
          </table:table-cell>
          <table:table-cell table:style-name="ce1" table:formula="of:=POWER(10;[.B76]/20)" office:value-type="float" office:value="0.301995172040202" calcext:value-type="float">
            <text:p>0,301995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.2" calcext:value-type="float">
            <text:p>-10,20</text:p>
          </table:table-cell>
          <table:table-cell table:style-name="ce1" table:formula="of:=POWER(10;[.B77]/20)" office:value-type="float" office:value="0.309029543251359" calcext:value-type="float">
            <text:p>0,309029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.7" calcext:value-type="float">
            <text:p>-9,70</text:p>
          </table:table-cell>
          <table:table-cell table:style-name="ce1" table:formula="of:=POWER(10;[.B78]/20)" office:value-type="float" office:value="0.327340694878838" calcext:value-type="float">
            <text:p>0,327340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.5" calcext:value-type="float">
            <text:p>-9,50</text:p>
          </table:table-cell>
          <table:table-cell table:style-name="ce1" table:formula="of:=POWER(10;[.B79]/20)" office:value-type="float" office:value="0.334965439157828" calcext:value-type="float">
            <text:p>0,334965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.1" calcext:value-type="float">
            <text:p>-9,10</text:p>
          </table:table-cell>
          <table:table-cell table:style-name="ce1" table:formula="of:=POWER(10;[.B80]/20)" office:value-type="float" office:value="0.350751873952568" calcext:value-type="float">
            <text:p>0,350751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.8" calcext:value-type="float">
            <text:p>-8,80</text:p>
          </table:table-cell>
          <table:table-cell table:style-name="ce1" table:formula="of:=POWER(10;[.B81]/20)" office:value-type="float" office:value="0.363078054770101" calcext:value-type="float">
            <text:p>0,363078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.4" calcext:value-type="float">
            <text:p>-8,40</text:p>
          </table:table-cell>
          <table:table-cell table:style-name="ce1" table:formula="of:=POWER(10;[.B82]/20)" office:value-type="float" office:value="0.380189396320561" calcext:value-type="float">
            <text:p>0,380189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.1" calcext:value-type="float">
            <text:p>-8,10</text:p>
          </table:table-cell>
          <table:table-cell table:style-name="ce1" table:formula="of:=POWER(10;[.B83]/20)" office:value-type="float" office:value="0.393550075455777" calcext:value-type="float">
            <text:p>0,39355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9" calcext:value-type="float">
            <text:p>-7,90</text:p>
          </table:table-cell>
          <table:table-cell table:style-name="ce1" table:formula="of:=POWER(10;[.B84]/20)" office:value-type="float" office:value="0.402717034325459" calcext:value-type="float">
            <text:p>0,402717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6" calcext:value-type="float">
            <text:p>-7,60</text:p>
          </table:table-cell>
          <table:table-cell table:style-name="ce1" table:formula="of:=POWER(10;[.B85]/20)" office:value-type="float" office:value="0.416869383470335" calcext:value-type="float">
            <text:p>0,416869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2" calcext:value-type="float">
            <text:p>-7,20</text:p>
          </table:table-cell>
          <table:table-cell table:style-name="ce1" table:formula="of:=POWER(10;[.B86]/20)" office:value-type="float" office:value="0.436515832240166" calcext:value-type="float">
            <text:p>0,43651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,00</text:p>
          </table:table-cell>
          <table:table-cell table:style-name="ce1" table:formula="of:=POWER(10;[.B87]/20)" office:value-type="float" office:value="0.446683592150963" calcext:value-type="float">
            <text:p>0,446683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.7" calcext:value-type="float">
            <text:p>-6,70</text:p>
          </table:table-cell>
          <table:table-cell table:style-name="ce1" table:formula="of:=POWER(10;[.B88]/20)" office:value-type="float" office:value="0.46238102139926" calcext:value-type="float">
            <text:p>0,46238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.4" calcext:value-type="float">
            <text:p>-6,40</text:p>
          </table:table-cell>
          <table:table-cell table:style-name="ce1" table:formula="of:=POWER(10;[.B89]/20)" office:value-type="float" office:value="0.478630092322638" calcext:value-type="float">
            <text:p>0,478630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.1" calcext:value-type="float">
            <text:p>-6,10</text:p>
          </table:table-cell>
          <table:table-cell table:style-name="ce1" table:formula="of:=POWER(10;[.B90]/20)" office:value-type="float" office:value="0.49545019080479" calcext:value-type="float">
            <text:p>0,495450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.8" calcext:value-type="float">
            <text:p>-5,80</text:p>
          </table:table-cell>
          <table:table-cell table:style-name="ce1" table:formula="of:=POWER(10;[.B91]/20)" office:value-type="float" office:value="0.512861383991365" calcext:value-type="float">
            <text:p>0,512861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.5" calcext:value-type="float">
            <text:p>-5,50</text:p>
          </table:table-cell>
          <table:table-cell table:style-name="ce1" table:formula="of:=POWER(10;[.B92]/20)" office:value-type="float" office:value="0.530884444230988" calcext:value-type="float">
            <text:p>0,530884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.1" calcext:value-type="float">
            <text:p>-5,10</text:p>
          </table:table-cell>
          <table:table-cell table:style-name="ce1" table:formula="of:=POWER(10;[.B93]/20)" office:value-type="float" office:value="0.555904257270404" calcext:value-type="float">
            <text:p>0,55590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.8" calcext:value-type="float">
            <text:p>-4,80</text:p>
          </table:table-cell>
          <table:table-cell table:style-name="ce1" table:formula="of:=POWER(10;[.B94]/20)" office:value-type="float" office:value="0.575439937337157" calcext:value-type="float">
            <text:p>0,575439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.6" calcext:value-type="float">
            <text:p>-4,60</text:p>
          </table:table-cell>
          <table:table-cell table:style-name="ce1" table:formula="of:=POWER(10;[.B95]/20)" office:value-type="float" office:value="0.588843655355589" calcext:value-type="float">
            <text:p>0,588843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.2" calcext:value-type="float">
            <text:p>-4,20</text:p>
          </table:table-cell>
          <table:table-cell table:style-name="ce1" table:formula="of:=POWER(10;[.B96]/20)" office:value-type="float" office:value="0.616595001861482" calcext:value-type="float">
            <text:p>0,616595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.8" calcext:value-type="float">
            <text:p>-3,80</text:p>
          </table:table-cell>
          <table:table-cell table:style-name="ce1" table:formula="of:=POWER(10;[.B97]/20)" office:value-type="float" office:value="0.645654229034656" calcext:value-type="float">
            <text:p>0,645654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.6" calcext:value-type="float">
            <text:p>-3,60</text:p>
          </table:table-cell>
          <table:table-cell table:style-name="ce1" table:formula="of:=POWER(10;[.B98]/20)" office:value-type="float" office:value="0.660693448007596" calcext:value-type="float">
            <text:p>0,66069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.3" calcext:value-type="float">
            <text:p>-3,30</text:p>
          </table:table-cell>
          <table:table-cell table:style-name="ce1" table:formula="of:=POWER(10;[.B99]/20)" office:value-type="float" office:value="0.683911647281429" calcext:value-type="float">
            <text:p>0,683911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.1" calcext:value-type="float">
            <text:p>-3,10</text:p>
          </table:table-cell>
          <table:table-cell table:style-name="ce1" table:formula="of:=POWER(10;[.B100]/20)" office:value-type="float" office:value="0.699841996002274" calcext:value-type="float">
            <text:p>0,69984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5" calcext:value-type="float">
            <text:p>-2,50</text:p>
          </table:table-cell>
          <table:table-cell table:style-name="ce1" table:formula="of:=POWER(10;[.B101]/20)" office:value-type="float" office:value="0.749894209332456" calcext:value-type="float">
            <text:p>0,74989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.2" calcext:value-type="float">
            <text:p>-2,20</text:p>
          </table:table-cell>
          <table:table-cell table:style-name="ce1" table:formula="of:=POWER(10;[.B102]/20)" office:value-type="float" office:value="0.776247116628692" calcext:value-type="float">
            <text:p>0,776247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.9" calcext:value-type="float">
            <text:p>-1,90</text:p>
          </table:table-cell>
          <table:table-cell table:style-name="ce1" table:formula="of:=POWER(10;[.B103]/20)" office:value-type="float" office:value="0.803526122185617" calcext:value-type="float">
            <text:p>0,803526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.8" calcext:value-type="float">
            <text:p>-1,80</text:p>
          </table:table-cell>
          <table:table-cell table:style-name="ce1" table:formula="of:=POWER(10;[.B104]/20)" office:value-type="float" office:value="0.812830516164099" calcext:value-type="float">
            <text:p>0,812830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.5" calcext:value-type="float">
            <text:p>-1,50</text:p>
          </table:table-cell>
          <table:table-cell table:style-name="ce1" table:formula="of:=POWER(10;[.B105]/20)" office:value-type="float" office:value="0.841395141645195" calcext:value-type="float">
            <text:p>0,841395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.1" calcext:value-type="float">
            <text:p>-1,10</text:p>
          </table:table-cell>
          <table:table-cell table:style-name="ce1" table:formula="of:=POWER(10;[.B106]/20)" office:value-type="float" office:value="0.881048873008014" calcext:value-type="float">
            <text:p>0,881048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8" calcext:value-type="float">
            <text:p>-0,80</text:p>
          </table:table-cell>
          <table:table-cell table:style-name="ce1" table:formula="of:=POWER(10;[.B107]/20)" office:value-type="float" office:value="0.91201083935591" calcext:value-type="float">
            <text:p>0,912010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5" calcext:value-type="float">
            <text:p>-0,50</text:p>
          </table:table-cell>
          <table:table-cell table:style-name="ce1" table:formula="of:=POWER(10;[.B108]/20)" office:value-type="float" office:value="0.944060876285923" calcext:value-type="float">
            <text:p>0,944060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2" calcext:value-type="float">
            <text:p>-0,20</text:p>
          </table:table-cell>
          <table:table-cell table:style-name="ce1" table:formula="of:=POWER(10;[.B109]/20)" office:value-type="float" office:value="0.977237220955811" calcext:value-type="float">
            <text:p>0,97723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" calcext:value-type="float">
            <text:p>0,10</text:p>
          </table:table-cell>
          <table:table-cell table:style-name="ce1" table:formula="of:=POWER(10;[.B110]/20)" office:value-type="float" office:value="1.0115794542599" calcext:value-type="float">
            <text:p>1,01157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0</text:p>
          </table:table-cell>
          <table:table-cell table:style-name="ce1" table:formula="of:=POWER(10;[.B111]/20)" office:value-type="float" office:value="1.05925372517729" calcext:value-type="float">
            <text:p>1,059253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,80</text:p>
          </table:table-cell>
          <table:table-cell table:style-name="ce1" table:formula="of:=POWER(10;[.B112]/20)" office:value-type="float" office:value="1.09647819614319" calcext:value-type="float">
            <text:p>1,096478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,00</text:p>
          </table:table-cell>
          <table:table-cell table:style-name="ce1" table:formula="of:=POWER(10;[.B113]/20)" office:value-type="float" office:value="1.12201845430196" calcext:value-type="float">
            <text:p>1,122018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" calcext:value-type="float">
            <text:p>1,40</text:p>
          </table:table-cell>
          <table:table-cell table:style-name="ce1" table:formula="of:=POWER(10;[.B114]/20)" office:value-type="float" office:value="1.17489755493953" calcext:value-type="float">
            <text:p>1,174897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7" calcext:value-type="float">
            <text:p>1,70</text:p>
          </table:table-cell>
          <table:table-cell table:style-name="ce1" table:formula="of:=POWER(10;[.B115]/20)" office:value-type="float" office:value="1.21618600064637" calcext:value-type="float">
            <text:p>1,216186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,00</text:p>
          </table:table-cell>
          <table:table-cell table:style-name="ce1" table:formula="of:=POWER(10;[.B116]/20)" office:value-type="float" office:value="1.25892541179417" calcext:value-type="float">
            <text:p>1,258925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" calcext:value-type="float">
            <text:p>2,30</text:p>
          </table:table-cell>
          <table:table-cell table:style-name="ce1" table:formula="of:=POWER(10;[.B117]/20)" office:value-type="float" office:value="1.3031667784523" calcext:value-type="float">
            <text:p>1,303166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6" calcext:value-type="float">
            <text:p>2,60</text:p>
          </table:table-cell>
          <table:table-cell table:style-name="ce1" table:formula="of:=POWER(10;[.B118]/20)" office:value-type="float" office:value="1.34896288259165" calcext:value-type="float">
            <text:p>1,348962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,00</text:p>
          </table:table-cell>
          <table:table-cell table:style-name="ce1" table:formula="of:=POWER(10;[.B119]/20)" office:value-type="float" office:value="1.41253754462275" calcext:value-type="float">
            <text:p>1,41253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3" calcext:value-type="float">
            <text:p>3,30</text:p>
          </table:table-cell>
          <table:table-cell table:style-name="ce1" table:formula="of:=POWER(10;[.B120]/20)" office:value-type="float" office:value="1.46217717445672" calcext:value-type="float">
            <text:p>1,462177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" calcext:value-type="float">
            <text:p>3,50</text:p>
          </table:table-cell>
          <table:table-cell table:style-name="ce1" table:formula="of:=POWER(10;[.B121]/20)" office:value-type="float" office:value="1.49623565609443" calcext:value-type="float">
            <text:p>1,496235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9" calcext:value-type="float">
            <text:p>3,90</text:p>
          </table:table-cell>
          <table:table-cell table:style-name="ce1" table:formula="of:=POWER(10;[.B122]/20)" office:value-type="float" office:value="1.56675107010815" calcext:value-type="float">
            <text:p>1,566751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2" calcext:value-type="float">
            <text:p>4,20</text:p>
          </table:table-cell>
          <table:table-cell table:style-name="ce1" table:formula="of:=POWER(10;[.B123]/20)" office:value-type="float" office:value="1.62181009735893" calcext:value-type="float">
            <text:p>1,62181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6" calcext:value-type="float">
            <text:p>4,60</text:p>
          </table:table-cell>
          <table:table-cell table:style-name="ce1" table:formula="of:=POWER(10;[.B124]/20)" office:value-type="float" office:value="1.69824365246174" calcext:value-type="float">
            <text:p>1,698243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8" calcext:value-type="float">
            <text:p>4,80</text:p>
          </table:table-cell>
          <table:table-cell table:style-name="ce1" table:formula="of:=POWER(10;[.B125]/20)" office:value-type="float" office:value="1.73780082874938" calcext:value-type="float">
            <text:p>1,737800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2" calcext:value-type="float">
            <text:p>5,20</text:p>
          </table:table-cell>
          <table:table-cell table:style-name="ce1" table:formula="of:=POWER(10;[.B126]/20)" office:value-type="float" office:value="1.81970085860998" calcext:value-type="float">
            <text:p>1,819700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4" calcext:value-type="float">
            <text:p>5,40</text:p>
          </table:table-cell>
          <table:table-cell table:style-name="ce1" table:formula="of:=POWER(10;[.B127]/20)" office:value-type="float" office:value="1.86208713666287" calcext:value-type="float">
            <text:p>1,862087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8]/20)" office:value-type="float" office:value="1.99526231496888" calcext:value-type="float">
            <text:p>1,99526231</text:p>
          </table:table-cell>
        </table:table-row>
        <table:table-row table:style-name="ro1" table:number-rows-repeated="10484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tool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table:style-name="ce1" table:formula="of:=POWER(10;[.B1]/20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,00</text:p>
          </table:table-cell>
          <table:table-cell table:style-name="ce1" table:formula="of:=POWER(10;[.B2]/20)" office:value-type="float" office:value="0.00001" calcext:value-type="float">
            <text:p>0,0000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2.6" calcext:value-type="float">
            <text:p>-82,60</text:p>
          </table:table-cell>
          <table:table-cell table:style-name="ce1" table:formula="of:=POWER(10;[.B3]/20)" office:value-type="float" office:value="0.0000741310241300918" calcext:value-type="float">
            <text:p>0,00007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6.9" calcext:value-type="float">
            <text:p>-76,90</text:p>
          </table:table-cell>
          <table:table-cell table:style-name="ce1" table:formula="of:=POWER(10;[.B4]/20)" office:value-type="float" office:value="0.00014288939585111" calcext:value-type="float">
            <text:p>0,00014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2.7" calcext:value-type="float">
            <text:p>-72,70</text:p>
          </table:table-cell>
          <table:table-cell table:style-name="ce1" table:formula="of:=POWER(10;[.B5]/20)" office:value-type="float" office:value="0.000231739464996848" calcext:value-type="float">
            <text:p>0,0002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7.8" calcext:value-type="float">
            <text:p>-67,80</text:p>
          </table:table-cell>
          <table:table-cell table:style-name="ce1" table:formula="of:=POWER(10;[.B6]/20)" office:value-type="float" office:value="0.000407380277804113" calcext:value-type="float">
            <text:p>0,000407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5.9" calcext:value-type="float">
            <text:p>-65,90</text:p>
          </table:table-cell>
          <table:table-cell table:style-name="ce1" table:formula="of:=POWER(10;[.B7]/20)" office:value-type="float" office:value="0.000506990708274704" calcext:value-type="float">
            <text:p>0,000506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3.9" calcext:value-type="float">
            <text:p>-63,90</text:p>
          </table:table-cell>
          <table:table-cell table:style-name="ce1" table:formula="of:=POWER(10;[.B8]/20)" office:value-type="float" office:value="0.000638263486190549" calcext:value-type="float">
            <text:p>0,00063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,00</text:p>
          </table:table-cell>
          <table:table-cell table:style-name="ce1" table:formula="of:=POWER(10;[.B9]/20)" office:value-type="float" office:value="0.000794328234724281" calcext:value-type="float">
            <text:p>0,00079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9.4" calcext:value-type="float">
            <text:p>-59,40</text:p>
          </table:table-cell>
          <table:table-cell table:style-name="ce1" table:formula="of:=POWER(10;[.B10]/20)" office:value-type="float" office:value="0.00107151930523761" calcext:value-type="float">
            <text:p>0,00107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5.5" calcext:value-type="float">
            <text:p>-55,50</text:p>
          </table:table-cell>
          <table:table-cell table:style-name="ce1" table:formula="of:=POWER(10;[.B11]/20)" office:value-type="float" office:value="0.00167880401812256" calcext:value-type="float">
            <text:p>0,00167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3.6" calcext:value-type="float">
            <text:p>-53,60</text:p>
          </table:table-cell>
          <table:table-cell table:style-name="ce1" table:formula="of:=POWER(10;[.B12]/20)" office:value-type="float" office:value="0.00208929613085404" calcext:value-type="float">
            <text:p>0,002089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1.6" calcext:value-type="float">
            <text:p>-51,60</text:p>
          </table:table-cell>
          <table:table-cell table:style-name="ce1" table:formula="of:=POWER(10;[.B13]/20)" office:value-type="float" office:value="0.00263026799189538" calcext:value-type="float">
            <text:p>0,00263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.1" calcext:value-type="float">
            <text:p>-49,10</text:p>
          </table:table-cell>
          <table:table-cell table:style-name="ce1" table:formula="of:=POWER(10;[.B14]/20)" office:value-type="float" office:value="0.00350751873952568" calcext:value-type="float">
            <text:p>0,00350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6.5" calcext:value-type="float">
            <text:p>-46,50</text:p>
          </table:table-cell>
          <table:table-cell table:style-name="ce1" table:formula="of:=POWER(10;[.B15]/20)" office:value-type="float" office:value="0.0047315125896148" calcext:value-type="float">
            <text:p>0,00473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3.9" calcext:value-type="float">
            <text:p>-43,90</text:p>
          </table:table-cell>
          <table:table-cell table:style-name="ce1" table:formula="of:=POWER(10;[.B16]/20)" office:value-type="float" office:value="0.00638263486190549" calcext:value-type="float">
            <text:p>0,00638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0.6" calcext:value-type="float">
            <text:p>-40,60</text:p>
          </table:table-cell>
          <table:table-cell table:style-name="ce1" table:formula="of:=POWER(10;[.B17]/20)" office:value-type="float" office:value="0.00933254300796991" calcext:value-type="float">
            <text:p>0,009332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9.5" calcext:value-type="float">
            <text:p>-39,50</text:p>
          </table:table-cell>
          <table:table-cell table:style-name="ce1" table:formula="of:=POWER(10;[.B18]/20)" office:value-type="float" office:value="0.0105925372517729" calcext:value-type="float">
            <text:p>0,010592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8.9" calcext:value-type="float">
            <text:p>-38,90</text:p>
          </table:table-cell>
          <table:table-cell table:style-name="ce1" table:formula="of:=POWER(10;[.B19]/20)" office:value-type="float" office:value="0.0113501081567232" calcext:value-type="float">
            <text:p>0,01135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8.4" calcext:value-type="float">
            <text:p>-38,40</text:p>
          </table:table-cell>
          <table:table-cell table:style-name="ce1" table:formula="of:=POWER(10;[.B20]/20)" office:value-type="float" office:value="0.0120226443461741" calcext:value-type="float">
            <text:p>0,01202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7.6" calcext:value-type="float">
            <text:p>-37,60</text:p>
          </table:table-cell>
          <table:table-cell table:style-name="ce1" table:formula="of:=POWER(10;[.B21]/20)" office:value-type="float" office:value="0.0131825673855641" calcext:value-type="float">
            <text:p>0,013182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7.1" calcext:value-type="float">
            <text:p>-37,10</text:p>
          </table:table-cell>
          <table:table-cell table:style-name="ce1" table:formula="of:=POWER(10;[.B22]/20)" office:value-type="float" office:value="0.0139636836105594" calcext:value-type="float">
            <text:p>0,01396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6.3" calcext:value-type="float">
            <text:p>-36,30</text:p>
          </table:table-cell>
          <table:table-cell table:style-name="ce1" table:formula="of:=POWER(10;[.B23]/20)" office:value-type="float" office:value="0.0153108746168203" calcext:value-type="float">
            <text:p>0,01531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.6" calcext:value-type="float">
            <text:p>-35,60</text:p>
          </table:table-cell>
          <table:table-cell table:style-name="ce1" table:formula="of:=POWER(10;[.B24]/20)" office:value-type="float" office:value="0.0165958690743756" calcext:value-type="float">
            <text:p>0,01659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.1" calcext:value-type="float">
            <text:p>-35,10</text:p>
          </table:table-cell>
          <table:table-cell table:style-name="ce1" table:formula="of:=POWER(10;[.B25]/20)" office:value-type="float" office:value="0.0175792361395869" calcext:value-type="float">
            <text:p>0,017579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4.5" calcext:value-type="float">
            <text:p>-34,50</text:p>
          </table:table-cell>
          <table:table-cell table:style-name="ce1" table:formula="of:=POWER(10;[.B26]/20)" office:value-type="float" office:value="0.018836490894898" calcext:value-type="float">
            <text:p>0,01883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3.5" calcext:value-type="float">
            <text:p>-33,50</text:p>
          </table:table-cell>
          <table:table-cell table:style-name="ce1" table:formula="of:=POWER(10;[.B27]/20)" office:value-type="float" office:value="0.0211348903983665" calcext:value-type="float">
            <text:p>0,021134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2.7" calcext:value-type="float">
            <text:p>-32,70</text:p>
          </table:table-cell>
          <table:table-cell table:style-name="ce1" table:formula="of:=POWER(10;[.B28]/20)" office:value-type="float" office:value="0.0231739464996848" calcext:value-type="float">
            <text:p>0,023173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2.2" calcext:value-type="float">
            <text:p>-32,20</text:p>
          </table:table-cell>
          <table:table-cell table:style-name="ce1" table:formula="of:=POWER(10;[.B29]/20)" office:value-type="float" office:value="0.0245470891568503" calcext:value-type="float">
            <text:p>0,02454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1.7" calcext:value-type="float">
            <text:p>-31,70</text:p>
          </table:table-cell>
          <table:table-cell table:style-name="ce1" table:formula="of:=POWER(10;[.B30]/20)" office:value-type="float" office:value="0.0260015956316527" calcext:value-type="float">
            <text:p>0,026001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1.3" calcext:value-type="float">
            <text:p>-31,30</text:p>
          </table:table-cell>
          <table:table-cell table:style-name="ce1" table:formula="of:=POWER(10;[.B31]/20)" office:value-type="float" office:value="0.0272270130807791" calcext:value-type="float">
            <text:p>0,027227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0.3" calcext:value-type="float">
            <text:p>-30,30</text:p>
          </table:table-cell>
          <table:table-cell table:style-name="ce1" table:formula="of:=POWER(10;[.B32]/20)" office:value-type="float" office:value="0.0305492111321551" calcext:value-type="float">
            <text:p>0,030549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9.8" calcext:value-type="float">
            <text:p>-29,80</text:p>
          </table:table-cell>
          <table:table-cell table:style-name="ce1" table:formula="of:=POWER(10;[.B33]/20)" office:value-type="float" office:value="0.0323593656929628" calcext:value-type="float">
            <text:p>0,032359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9" calcext:value-type="float">
            <text:p>-29,00</text:p>
          </table:table-cell>
          <table:table-cell table:style-name="ce1" table:formula="of:=POWER(10;[.B34]/20)" office:value-type="float" office:value="0.0354813389233576" calcext:value-type="float">
            <text:p>0,03548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8.5" calcext:value-type="float">
            <text:p>-28,50</text:p>
          </table:table-cell>
          <table:table-cell table:style-name="ce1" table:formula="of:=POWER(10;[.B35]/20)" office:value-type="float" office:value="0.0375837404288444" calcext:value-type="float">
            <text:p>0,037583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8" calcext:value-type="float">
            <text:p>-28,00</text:p>
          </table:table-cell>
          <table:table-cell table:style-name="ce1" table:formula="of:=POWER(10;[.B36]/20)" office:value-type="float" office:value="0.0398107170553497" calcext:value-type="float">
            <text:p>0,03981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7.2" calcext:value-type="float">
            <text:p>-27,20</text:p>
          </table:table-cell>
          <table:table-cell table:style-name="ce1" table:formula="of:=POWER(10;[.B37]/20)" office:value-type="float" office:value="0.0436515832240166" calcext:value-type="float">
            <text:p>0,04365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6.7" calcext:value-type="float">
            <text:p>-26,70</text:p>
          </table:table-cell>
          <table:table-cell table:style-name="ce1" table:formula="of:=POWER(10;[.B38]/20)" office:value-type="float" office:value="0.046238102139926" calcext:value-type="float">
            <text:p>0,046238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5.7" calcext:value-type="float">
            <text:p>-25,70</text:p>
          </table:table-cell>
          <table:table-cell table:style-name="ce1" table:formula="of:=POWER(10;[.B39]/20)" office:value-type="float" office:value="0.0518800038928961" calcext:value-type="float">
            <text:p>0,05188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5.3" calcext:value-type="float">
            <text:p>-25,30</text:p>
          </table:table-cell>
          <table:table-cell table:style-name="ce1" table:formula="of:=POWER(10;[.B40]/20)" office:value-type="float" office:value="0.0543250331492433" calcext:value-type="float">
            <text:p>0,054325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4.6" calcext:value-type="float">
            <text:p>-24,60</text:p>
          </table:table-cell>
          <table:table-cell table:style-name="ce1" table:formula="of:=POWER(10;[.B41]/20)" office:value-type="float" office:value="0.0588843655355589" calcext:value-type="float">
            <text:p>0,058884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4.1" calcext:value-type="float">
            <text:p>-24,10</text:p>
          </table:table-cell>
          <table:table-cell table:style-name="ce1" table:formula="of:=POWER(10;[.B42]/20)" office:value-type="float" office:value="0.0623734835482419" calcext:value-type="float">
            <text:p>0,062373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3.5" calcext:value-type="float">
            <text:p>-23,50</text:p>
          </table:table-cell>
          <table:table-cell table:style-name="ce1" table:formula="of:=POWER(10;[.B43]/20)" office:value-type="float" office:value="0.0668343917568615" calcext:value-type="float">
            <text:p>0,066834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2.8" calcext:value-type="float">
            <text:p>-22,80</text:p>
          </table:table-cell>
          <table:table-cell table:style-name="ce1" table:formula="of:=POWER(10;[.B44]/20)" office:value-type="float" office:value="0.072443596007499" calcext:value-type="float">
            <text:p>0,07244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.2" calcext:value-type="float">
            <text:p>-22,20</text:p>
          </table:table-cell>
          <table:table-cell table:style-name="ce1" table:formula="of:=POWER(10;[.B45]/20)" office:value-type="float" office:value="0.0776247116628692" calcext:value-type="float">
            <text:p>0,077624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1.4" calcext:value-type="float">
            <text:p>-21,40</text:p>
          </table:table-cell>
          <table:table-cell table:style-name="ce1" table:formula="of:=POWER(10;[.B46]/20)" office:value-type="float" office:value="0.0851138038202377" calcext:value-type="float">
            <text:p>0,085113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0.6" calcext:value-type="float">
            <text:p>-20,60</text:p>
          </table:table-cell>
          <table:table-cell table:style-name="ce1" table:formula="of:=POWER(10;[.B47]/20)" office:value-type="float" office:value="0.0933254300796991" calcext:value-type="float">
            <text:p>0,093325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0.2" calcext:value-type="float">
            <text:p>-20,20</text:p>
          </table:table-cell>
          <table:table-cell table:style-name="ce1" table:formula="of:=POWER(10;[.B48]/20)" office:value-type="float" office:value="0.0977237220955811" calcext:value-type="float">
            <text:p>0,097723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9.7" calcext:value-type="float">
            <text:p>-19,70</text:p>
          </table:table-cell>
          <table:table-cell table:style-name="ce1" table:formula="of:=POWER(10;[.B49]/20)" office:value-type="float" office:value="0.103514216667934" calcext:value-type="float">
            <text:p>0,10351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9.1" calcext:value-type="float">
            <text:p>-19,10</text:p>
          </table:table-cell>
          <table:table-cell table:style-name="ce1" table:formula="of:=POWER(10;[.B50]/20)" office:value-type="float" office:value="0.11091748152624" calcext:value-type="float">
            <text:p>0,110917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8.6" calcext:value-type="float">
            <text:p>-18,60</text:p>
          </table:table-cell>
          <table:table-cell table:style-name="ce1" table:formula="of:=POWER(10;[.B51]/20)" office:value-type="float" office:value="0.117489755493953" calcext:value-type="float">
            <text:p>0,117489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8.3" calcext:value-type="float">
            <text:p>-18,30</text:p>
          </table:table-cell>
          <table:table-cell table:style-name="ce1" table:formula="of:=POWER(10;[.B52]/20)" office:value-type="float" office:value="0.121618600064637" calcext:value-type="float">
            <text:p>0,121618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8" calcext:value-type="float">
            <text:p>-18,00</text:p>
          </table:table-cell>
          <table:table-cell table:style-name="ce1" table:formula="of:=POWER(10;[.B53]/20)" office:value-type="float" office:value="0.125892541179417" calcext:value-type="float">
            <text:p>0,125892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.6" calcext:value-type="float">
            <text:p>-17,60</text:p>
          </table:table-cell>
          <table:table-cell table:style-name="ce1" table:formula="of:=POWER(10;[.B54]/20)" office:value-type="float" office:value="0.131825673855641" calcext:value-type="float">
            <text:p>0,131825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.2" calcext:value-type="float">
            <text:p>-17,20</text:p>
          </table:table-cell>
          <table:table-cell table:style-name="ce1" table:formula="of:=POWER(10;[.B55]/20)" office:value-type="float" office:value="0.138038426460289" calcext:value-type="float">
            <text:p>0,138038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.9" calcext:value-type="float">
            <text:p>-16,90</text:p>
          </table:table-cell>
          <table:table-cell table:style-name="ce1" table:formula="of:=POWER(10;[.B56]/20)" office:value-type="float" office:value="0.14288939585111" calcext:value-type="float">
            <text:p>0,142889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.4" calcext:value-type="float">
            <text:p>-16,40</text:p>
          </table:table-cell>
          <table:table-cell table:style-name="ce1" table:formula="of:=POWER(10;[.B57]/20)" office:value-type="float" office:value="0.151356124843621" calcext:value-type="float">
            <text:p>0,15135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.8" calcext:value-type="float">
            <text:p>-15,80</text:p>
          </table:table-cell>
          <table:table-cell table:style-name="ce1" table:formula="of:=POWER(10;[.B58]/20)" office:value-type="float" office:value="0.162181009735893" calcext:value-type="float">
            <text:p>0,162181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5.4" calcext:value-type="float">
            <text:p>-15,40</text:p>
          </table:table-cell>
          <table:table-cell table:style-name="ce1" table:formula="of:=POWER(10;[.B59]/20)" office:value-type="float" office:value="0.169824365246174" calcext:value-type="float">
            <text:p>0,169824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.1" calcext:value-type="float">
            <text:p>-15,10</text:p>
          </table:table-cell>
          <table:table-cell table:style-name="ce1" table:formula="of:=POWER(10;[.B60]/20)" office:value-type="float" office:value="0.175792361395869" calcext:value-type="float">
            <text:p>0,175792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.6" calcext:value-type="float">
            <text:p>-14,60</text:p>
          </table:table-cell>
          <table:table-cell table:style-name="ce1" table:formula="of:=POWER(10;[.B61]/20)" office:value-type="float" office:value="0.186208713666287" calcext:value-type="float">
            <text:p>0,186208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.2" calcext:value-type="float">
            <text:p>-14,20</text:p>
          </table:table-cell>
          <table:table-cell table:style-name="ce1" table:formula="of:=POWER(10;[.B62]/20)" office:value-type="float" office:value="0.194984459975805" calcext:value-type="float">
            <text:p>0,194984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.9" calcext:value-type="float">
            <text:p>-13,90</text:p>
          </table:table-cell>
          <table:table-cell table:style-name="ce1" table:formula="of:=POWER(10;[.B63]/20)" office:value-type="float" office:value="0.201836636368156" calcext:value-type="float">
            <text:p>0,201836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.6" calcext:value-type="float">
            <text:p>-13,60</text:p>
          </table:table-cell>
          <table:table-cell table:style-name="ce1" table:formula="of:=POWER(10;[.B64]/20)" office:value-type="float" office:value="0.208929613085404" calcext:value-type="float">
            <text:p>0,208929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.8" calcext:value-type="float">
            <text:p>-12,80</text:p>
          </table:table-cell>
          <table:table-cell table:style-name="ce1" table:formula="of:=POWER(10;[.B65]/20)" office:value-type="float" office:value="0.229086765276777" calcext:value-type="float">
            <text:p>0,229086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.6" calcext:value-type="float">
            <text:p>-12,60</text:p>
          </table:table-cell>
          <table:table-cell table:style-name="ce1" table:formula="of:=POWER(10;[.B66]/20)" office:value-type="float" office:value="0.234422881531992" calcext:value-type="float">
            <text:p>0,234422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.2" calcext:value-type="float">
            <text:p>-12,20</text:p>
          </table:table-cell>
          <table:table-cell table:style-name="ce1" table:formula="of:=POWER(10;[.B67]/20)" office:value-type="float" office:value="0.245470891568503" calcext:value-type="float">
            <text:p>0,245470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.6" calcext:value-type="float">
            <text:p>-11,60</text:p>
          </table:table-cell>
          <table:table-cell table:style-name="ce1" table:formula="of:=POWER(10;[.B68]/20)" office:value-type="float" office:value="0.263026799189538" calcext:value-type="float">
            <text:p>0,263026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.4" calcext:value-type="float">
            <text:p>-11,40</text:p>
          </table:table-cell>
          <table:table-cell table:style-name="ce1" table:formula="of:=POWER(10;[.B69]/20)" office:value-type="float" office:value="0.269153480392692" calcext:value-type="float">
            <text:p>0,269153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.1" calcext:value-type="float">
            <text:p>-11,10</text:p>
          </table:table-cell>
          <table:table-cell table:style-name="ce1" table:formula="of:=POWER(10;[.B70]/20)" office:value-type="float" office:value="0.278612116862977" calcext:value-type="float">
            <text:p>0,27861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0.7" calcext:value-type="float">
            <text:p>-10,70</text:p>
          </table:table-cell>
          <table:table-cell table:style-name="ce1" table:formula="of:=POWER(10;[.B71]/20)" office:value-type="float" office:value="0.291742701400117" calcext:value-type="float">
            <text:p>0,291742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.3" calcext:value-type="float">
            <text:p>-10,30</text:p>
          </table:table-cell>
          <table:table-cell table:style-name="ce1" table:formula="of:=POWER(10;[.B72]/20)" office:value-type="float" office:value="0.305492111321551" calcext:value-type="float">
            <text:p>0,30549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.8" calcext:value-type="float">
            <text:p>-9,80</text:p>
          </table:table-cell>
          <table:table-cell table:style-name="ce1" table:formula="of:=POWER(10;[.B73]/20)" office:value-type="float" office:value="0.323593656929628" calcext:value-type="float">
            <text:p>0,323593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.2" calcext:value-type="float">
            <text:p>-9,20</text:p>
          </table:table-cell>
          <table:table-cell table:style-name="ce1" table:formula="of:=POWER(10;[.B74]/20)" office:value-type="float" office:value="0.346736850452532" calcext:value-type="float">
            <text:p>0,346736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.9" calcext:value-type="float">
            <text:p>-8,90</text:p>
          </table:table-cell>
          <table:table-cell table:style-name="ce1" table:formula="of:=POWER(10;[.B75]/20)" office:value-type="float" office:value="0.358921934645005" calcext:value-type="float">
            <text:p>0,358921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.5" calcext:value-type="float">
            <text:p>-8,50</text:p>
          </table:table-cell>
          <table:table-cell table:style-name="ce1" table:formula="of:=POWER(10;[.B76]/20)" office:value-type="float" office:value="0.375837404288444" calcext:value-type="float">
            <text:p>0,375837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.1" calcext:value-type="float">
            <text:p>-8,10</text:p>
          </table:table-cell>
          <table:table-cell table:style-name="ce1" table:formula="of:=POWER(10;[.B77]/20)" office:value-type="float" office:value="0.393550075455777" calcext:value-type="float">
            <text:p>0,393550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5" calcext:value-type="float">
            <text:p>-7,50</text:p>
          </table:table-cell>
          <table:table-cell table:style-name="ce1" table:formula="of:=POWER(10;[.B78]/20)" office:value-type="float" office:value="0.421696503428582" calcext:value-type="float">
            <text:p>0,421696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1" calcext:value-type="float">
            <text:p>-7,10</text:p>
          </table:table-cell>
          <table:table-cell table:style-name="ce1" table:formula="of:=POWER(10;[.B79]/20)" office:value-type="float" office:value="0.441570447353313" calcext:value-type="float">
            <text:p>0,441570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.6" calcext:value-type="float">
            <text:p>-6,60</text:p>
          </table:table-cell>
          <table:table-cell table:style-name="ce1" table:formula="of:=POWER(10;[.B80]/20)" office:value-type="float" office:value="0.467735141287198" calcext:value-type="float">
            <text:p>0,467735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.5" calcext:value-type="float">
            <text:p>-6,50</text:p>
          </table:table-cell>
          <table:table-cell table:style-name="ce1" table:formula="of:=POWER(10;[.B81]/20)" office:value-type="float" office:value="0.47315125896148" calcext:value-type="float">
            <text:p>0,473151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" calcext:value-type="float">
            <text:p>-6,00</text:p>
          </table:table-cell>
          <table:table-cell table:style-name="ce1" table:formula="of:=POWER(10;[.B82]/20)" office:value-type="float" office:value="0.501187233627272" calcext:value-type="float">
            <text:p>0,501187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.6" calcext:value-type="float">
            <text:p>-5,60</text:p>
          </table:table-cell>
          <table:table-cell table:style-name="ce1" table:formula="of:=POWER(10;[.B83]/20)" office:value-type="float" office:value="0.524807460249773" calcext:value-type="float">
            <text:p>0,524807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.3" calcext:value-type="float">
            <text:p>-5,30</text:p>
          </table:table-cell>
          <table:table-cell table:style-name="ce1" table:formula="of:=POWER(10;[.B84]/20)" office:value-type="float" office:value="0.543250331492433" calcext:value-type="float">
            <text:p>0,543250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.9" calcext:value-type="float">
            <text:p>-4,90</text:p>
          </table:table-cell>
          <table:table-cell table:style-name="ce1" table:formula="of:=POWER(10;[.B85]/20)" office:value-type="float" office:value="0.568852930843841" calcext:value-type="float">
            <text:p>0,568852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.4" calcext:value-type="float">
            <text:p>-4,40</text:p>
          </table:table-cell>
          <table:table-cell table:style-name="ce1" table:formula="of:=POWER(10;[.B86]/20)" office:value-type="float" office:value="0.602559586074358" calcext:value-type="float">
            <text:p>0,602559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,00</text:p>
          </table:table-cell>
          <table:table-cell table:style-name="ce1" table:formula="of:=POWER(10;[.B87]/20)" office:value-type="float" office:value="0.630957344480193" calcext:value-type="float">
            <text:p>0,630957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.7" calcext:value-type="float">
            <text:p>-3,70</text:p>
          </table:table-cell>
          <table:table-cell table:style-name="ce1" table:formula="of:=POWER(10;[.B88]/20)" office:value-type="float" office:value="0.653130552647472" calcext:value-type="float">
            <text:p>0,653130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.2" calcext:value-type="float">
            <text:p>-3,20</text:p>
          </table:table-cell>
          <table:table-cell table:style-name="ce1" table:formula="of:=POWER(10;[.B89]/20)" office:value-type="float" office:value="0.691830970918937" calcext:value-type="float">
            <text:p>0,691830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6" calcext:value-type="float">
            <text:p>-2,60</text:p>
          </table:table-cell>
          <table:table-cell table:style-name="ce1" table:formula="of:=POWER(10;[.B90]/20)" office:value-type="float" office:value="0.741310241300918" calcext:value-type="float">
            <text:p>0,741310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2" calcext:value-type="float">
            <text:p>-2,20</text:p>
          </table:table-cell>
          <table:table-cell table:style-name="ce1" table:formula="of:=POWER(10;[.B91]/20)" office:value-type="float" office:value="0.776247116628692" calcext:value-type="float">
            <text:p>0,77624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.9" calcext:value-type="float">
            <text:p>-1,90</text:p>
          </table:table-cell>
          <table:table-cell table:style-name="ce1" table:formula="of:=POWER(10;[.B92]/20)" office:value-type="float" office:value="0.803526122185617" calcext:value-type="float">
            <text:p>0,803526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.5" calcext:value-type="float">
            <text:p>-1,50</text:p>
          </table:table-cell>
          <table:table-cell table:style-name="ce1" table:formula="of:=POWER(10;[.B93]/20)" office:value-type="float" office:value="0.841395141645195" calcext:value-type="float">
            <text:p>0,841395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.1" calcext:value-type="float">
            <text:p>-1,10</text:p>
          </table:table-cell>
          <table:table-cell table:style-name="ce1" table:formula="of:=POWER(10;[.B94]/20)" office:value-type="float" office:value="0.881048873008014" calcext:value-type="float">
            <text:p>0,881048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8" calcext:value-type="float">
            <text:p>-0,80</text:p>
          </table:table-cell>
          <table:table-cell table:style-name="ce1" table:formula="of:=POWER(10;[.B95]/20)" office:value-type="float" office:value="0.91201083935591" calcext:value-type="float">
            <text:p>0,912010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4" calcext:value-type="float">
            <text:p>-0,40</text:p>
          </table:table-cell>
          <table:table-cell table:style-name="ce1" table:formula="of:=POWER(10;[.B96]/20)" office:value-type="float" office:value="0.954992586021436" calcext:value-type="float">
            <text:p>0,954992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,00</text:p>
          </table:table-cell>
          <table:table-cell table:style-name="ce1" table:formula="of:=POWER(10;[.B97]/20)" office:value-type="float" office:value="1" calcext:value-type="float">
            <text:p>1,00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0</text:p>
          </table:table-cell>
          <table:table-cell table:style-name="ce1" table:formula="of:=POWER(10;[.B98]/20)" office:value-type="float" office:value="1.05925372517729" calcext:value-type="float">
            <text:p>1,059253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0</text:p>
          </table:table-cell>
          <table:table-cell table:style-name="ce1" table:formula="of:=POWER(10;[.B99]/20)" office:value-type="float" office:value="1.09647819614319" calcext:value-type="float">
            <text:p>1,096478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,50</text:p>
          </table:table-cell>
          <table:table-cell table:style-name="ce1" table:formula="of:=POWER(10;[.B100]/20)" office:value-type="float" office:value="1.18850222743702" calcext:value-type="float">
            <text:p>1,18850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0</text:p>
          </table:table-cell>
          <table:table-cell table:style-name="ce1" table:formula="of:=POWER(10;[.B101]/20)" office:value-type="float" office:value="1.23026877081238" calcext:value-type="float">
            <text:p>1,230268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,00</text:p>
          </table:table-cell>
          <table:table-cell table:style-name="ce1" table:formula="of:=POWER(10;[.B102]/20)" office:value-type="float" office:value="1.25892541179417" calcext:value-type="float">
            <text:p>1,258925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0</text:p>
          </table:table-cell>
          <table:table-cell table:style-name="ce1" table:formula="of:=POWER(10;[.B103]/20)" office:value-type="float" office:value="1.31825673855641" calcext:value-type="float">
            <text:p>1,318256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0</text:p>
          </table:table-cell>
          <table:table-cell table:style-name="ce1" table:formula="of:=POWER(10;[.B104]/20)" office:value-type="float" office:value="1.38038426460288" calcext:value-type="float">
            <text:p>1,380384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,20</text:p>
          </table:table-cell>
          <table:table-cell table:style-name="ce1" table:formula="of:=POWER(10;[.B105]/20)" office:value-type="float" office:value="1.44543977074593" calcext:value-type="float">
            <text:p>1,445439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,50</text:p>
          </table:table-cell>
          <table:table-cell table:style-name="ce1" table:formula="of:=POWER(10;[.B106]/20)" office:value-type="float" office:value="1.49623565609443" calcext:value-type="float">
            <text:p>1,496235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,90</text:p>
          </table:table-cell>
          <table:table-cell table:style-name="ce1" table:formula="of:=POWER(10;[.B107]/20)" office:value-type="float" office:value="1.56675107010815" calcext:value-type="float">
            <text:p>1,56675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,30</text:p>
          </table:table-cell>
          <table:table-cell table:style-name="ce1" table:formula="of:=POWER(10;[.B108]/20)" office:value-type="float" office:value="1.64058977319954" calcext:value-type="float">
            <text:p>1,640589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6" calcext:value-type="float">
            <text:p>4,60</text:p>
          </table:table-cell>
          <table:table-cell table:style-name="ce1" table:formula="of:=POWER(10;[.B109]/20)" office:value-type="float" office:value="1.69824365246174" calcext:value-type="float">
            <text:p>1,698243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,00</text:p>
          </table:table-cell>
          <table:table-cell table:style-name="ce1" table:formula="of:=POWER(10;[.B110]/20)" office:value-type="float" office:value="1.77827941003892" calcext:value-type="float">
            <text:p>1,778279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3" calcext:value-type="float">
            <text:p>5,30</text:p>
          </table:table-cell>
          <table:table-cell table:style-name="ce1" table:formula="of:=POWER(10;[.B111]/20)" office:value-type="float" office:value="1.84077200146896" calcext:value-type="float">
            <text:p>1,840772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9" calcext:value-type="float">
            <text:p>5,90</text:p>
          </table:table-cell>
          <table:table-cell table:style-name="ce1" table:formula="of:=POWER(10;[.B112]/20)" office:value-type="float" office:value="1.97242273611485" calcext:value-type="float">
            <text:p>1,972422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3" calcext:value-type="float">
            <text:p>6,30</text:p>
          </table:table-cell>
          <table:table-cell table:style-name="ce1" table:formula="of:=POWER(10;[.B113]/20)" office:value-type="float" office:value="2.06538015581053" calcext:value-type="float">
            <text:p>2,065380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" calcext:value-type="float">
            <text:p>6,50</text:p>
          </table:table-cell>
          <table:table-cell table:style-name="ce1" table:formula="of:=POWER(10;[.B114]/20)" office:value-type="float" office:value="2.11348903983665" calcext:value-type="float">
            <text:p>2,113489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1" calcext:value-type="float">
            <text:p>7,10</text:p>
          </table:table-cell>
          <table:table-cell table:style-name="ce1" table:formula="of:=POWER(10;[.B115]/20)" office:value-type="float" office:value="2.26464430759306" calcext:value-type="float">
            <text:p>2,264644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2" calcext:value-type="float">
            <text:p>7,20</text:p>
          </table:table-cell>
          <table:table-cell table:style-name="ce1" table:formula="of:=POWER(10;[.B116]/20)" office:value-type="float" office:value="2.29086765276777" calcext:value-type="float">
            <text:p>2,290867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5" calcext:value-type="float">
            <text:p>7,50</text:p>
          </table:table-cell>
          <table:table-cell table:style-name="ce1" table:formula="of:=POWER(10;[.B117]/20)" office:value-type="float" office:value="2.37137370566166" calcext:value-type="float">
            <text:p>2,371373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,20</text:p>
          </table:table-cell>
          <table:table-cell table:style-name="ce1" table:formula="of:=POWER(10;[.B118]/20)" office:value-type="float" office:value="2.57039578276886" calcext:value-type="float">
            <text:p>2,570395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5" calcext:value-type="float">
            <text:p>8,50</text:p>
          </table:table-cell>
          <table:table-cell table:style-name="ce1" table:formula="of:=POWER(10;[.B119]/20)" office:value-type="float" office:value="2.66072505979881" calcext:value-type="float">
            <text:p>2,660725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,00</text:p>
          </table:table-cell>
          <table:table-cell table:style-name="ce1" table:formula="of:=POWER(10;[.B120]/20)" office:value-type="float" office:value="2.81838293126445" calcext:value-type="float">
            <text:p>2,818382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2" calcext:value-type="float">
            <text:p>9,20</text:p>
          </table:table-cell>
          <table:table-cell table:style-name="ce1" table:formula="of:=POWER(10;[.B121]/20)" office:value-type="float" office:value="2.88403150312661" calcext:value-type="float">
            <text:p>2,884031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6" calcext:value-type="float">
            <text:p>9,60</text:p>
          </table:table-cell>
          <table:table-cell table:style-name="ce1" table:formula="of:=POWER(10;[.B122]/20)" office:value-type="float" office:value="3.01995172040202" calcext:value-type="float">
            <text:p>3,019951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1" calcext:value-type="float">
            <text:p>10,10</text:p>
          </table:table-cell>
          <table:table-cell table:style-name="ce1" table:formula="of:=POWER(10;[.B123]/20)" office:value-type="float" office:value="3.1988951096914" calcext:value-type="float">
            <text:p>3,198895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3" calcext:value-type="float">
            <text:p>10,30</text:p>
          </table:table-cell>
          <table:table-cell table:style-name="ce1" table:formula="of:=POWER(10;[.B124]/20)" office:value-type="float" office:value="3.27340694878838" calcext:value-type="float">
            <text:p>3,273406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5" calcext:value-type="float">
            <text:p>10,50</text:p>
          </table:table-cell>
          <table:table-cell table:style-name="ce1" table:formula="of:=POWER(10;[.B125]/20)" office:value-type="float" office:value="3.34965439157828" calcext:value-type="float">
            <text:p>3,349654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9" calcext:value-type="float">
            <text:p>10,90</text:p>
          </table:table-cell>
          <table:table-cell table:style-name="ce1" table:formula="of:=POWER(10;[.B126]/20)" office:value-type="float" office:value="3.50751873952568" calcext:value-type="float">
            <text:p>3,507518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4" calcext:value-type="float">
            <text:p>11,40</text:p>
          </table:table-cell>
          <table:table-cell table:style-name="ce1" table:formula="of:=POWER(10;[.B127]/20)" office:value-type="float" office:value="3.71535229097173" calcext:value-type="float">
            <text:p>3,715352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9" calcext:value-type="float">
            <text:p>11,90</text:p>
          </table:table-cell>
          <table:table-cell table:style-name="ce1" table:formula="of:=POWER(10;[.B128]/20)" office:value-type="float" office:value="3.93550075455777" calcext:value-type="float">
            <text:p>3,93550075</text:p>
          </table:table-cell>
        </table:table-row>
        <table:table-row table:style-name="ro1" table:number-rows-repeated="10484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gic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table:style-name="ce1" table:formula="of:=POWER(10;[.B1]/20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2.5" calcext:value-type="float">
            <text:p>-82,50</text:p>
          </table:table-cell>
          <table:table-cell table:style-name="ce1" table:formula="of:=POWER(10;[.B2]/20)" office:value-type="float" office:value="0.0000749894209332456" calcext:value-type="float">
            <text:p>0,00007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2.4" calcext:value-type="float">
            <text:p>-82,40</text:p>
          </table:table-cell>
          <table:table-cell table:style-name="ce1" table:formula="of:=POWER(10;[.B3]/20)" office:value-type="float" office:value="0.0000758577575029184" calcext:value-type="float">
            <text:p>0,00007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0.4" calcext:value-type="float">
            <text:p>-60,40</text:p>
          </table:table-cell>
          <table:table-cell table:style-name="ce1" table:formula="of:=POWER(10;[.B4]/20)" office:value-type="float" office:value="0.000954992586021436" calcext:value-type="float">
            <text:p>0,00095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9" calcext:value-type="float">
            <text:p>-59,00</text:p>
          </table:table-cell>
          <table:table-cell table:style-name="ce1" table:formula="of:=POWER(10;[.B5]/20)" office:value-type="float" office:value="0.00112201845430196" calcext:value-type="float">
            <text:p>0,00112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8" calcext:value-type="float">
            <text:p>-58,00</text:p>
          </table:table-cell>
          <table:table-cell table:style-name="ce1" table:formula="of:=POWER(10;[.B6]/20)" office:value-type="float" office:value="0.00125892541179417" calcext:value-type="float">
            <text:p>0,00125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6.8" calcext:value-type="float">
            <text:p>-56,80</text:p>
          </table:table-cell>
          <table:table-cell table:style-name="ce1" table:formula="of:=POWER(10;[.B7]/20)" office:value-type="float" office:value="0.00144543977074593" calcext:value-type="float">
            <text:p>0,00144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5.3" calcext:value-type="float">
            <text:p>-55,30</text:p>
          </table:table-cell>
          <table:table-cell table:style-name="ce1" table:formula="of:=POWER(10;[.B8]/20)" office:value-type="float" office:value="0.00171790838715759" calcext:value-type="float">
            <text:p>0,0017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4.6" calcext:value-type="float">
            <text:p>-54,60</text:p>
          </table:table-cell>
          <table:table-cell table:style-name="ce1" table:formula="of:=POWER(10;[.B9]/20)" office:value-type="float" office:value="0.00186208713666287" calcext:value-type="float">
            <text:p>0,00186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3.2" calcext:value-type="float">
            <text:p>-53,20</text:p>
          </table:table-cell>
          <table:table-cell table:style-name="ce1" table:formula="of:=POWER(10;[.B10]/20)" office:value-type="float" office:value="0.00218776162394955" calcext:value-type="float">
            <text:p>0,00218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1.8" calcext:value-type="float">
            <text:p>-51,80</text:p>
          </table:table-cell>
          <table:table-cell table:style-name="ce1" table:formula="of:=POWER(10;[.B11]/20)" office:value-type="float" office:value="0.00257039578276886" calcext:value-type="float">
            <text:p>0,00257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.8" calcext:value-type="float">
            <text:p>-49,80</text:p>
          </table:table-cell>
          <table:table-cell table:style-name="ce1" table:formula="of:=POWER(10;[.B12]/20)" office:value-type="float" office:value="0.00323593656929628" calcext:value-type="float">
            <text:p>0,003235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.1" calcext:value-type="float">
            <text:p>-49,10</text:p>
          </table:table-cell>
          <table:table-cell table:style-name="ce1" table:formula="of:=POWER(10;[.B13]/20)" office:value-type="float" office:value="0.00350751873952568" calcext:value-type="float">
            <text:p>0,00350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.1" calcext:value-type="float">
            <text:p>-48,10</text:p>
          </table:table-cell>
          <table:table-cell table:style-name="ce1" table:formula="of:=POWER(10;[.B14]/20)" office:value-type="float" office:value="0.00393550075455777" calcext:value-type="float">
            <text:p>0,003935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7" calcext:value-type="float">
            <text:p>-47,00</text:p>
          </table:table-cell>
          <table:table-cell table:style-name="ce1" table:formula="of:=POWER(10;[.B15]/20)" office:value-type="float" office:value="0.00446683592150963" calcext:value-type="float">
            <text:p>0,00446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,00</text:p>
          </table:table-cell>
          <table:table-cell table:style-name="ce1" table:formula="of:=POWER(10;[.B16]/20)" office:value-type="float" office:value="0.00501187233627273" calcext:value-type="float">
            <text:p>0,00501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4.8" calcext:value-type="float">
            <text:p>-44,80</text:p>
          </table:table-cell>
          <table:table-cell table:style-name="ce1" table:formula="of:=POWER(10;[.B17]/20)" office:value-type="float" office:value="0.00575439937337157" calcext:value-type="float">
            <text:p>0,005754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.6" calcext:value-type="float">
            <text:p>-43,60</text:p>
          </table:table-cell>
          <table:table-cell table:style-name="ce1" table:formula="of:=POWER(10;[.B18]/20)" office:value-type="float" office:value="0.00660693448007596" calcext:value-type="float">
            <text:p>0,006606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1.8" calcext:value-type="float">
            <text:p>-41,80</text:p>
          </table:table-cell>
          <table:table-cell table:style-name="ce1" table:formula="of:=POWER(10;[.B19]/20)" office:value-type="float" office:value="0.008128305161641" calcext:value-type="float">
            <text:p>0,00812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0.7" calcext:value-type="float">
            <text:p>-40,70</text:p>
          </table:table-cell>
          <table:table-cell table:style-name="ce1" table:formula="of:=POWER(10;[.B20]/20)" office:value-type="float" office:value="0.00922571427154763" calcext:value-type="float">
            <text:p>0,00922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9.4" calcext:value-type="float">
            <text:p>-39,40</text:p>
          </table:table-cell>
          <table:table-cell table:style-name="ce1" table:formula="of:=POWER(10;[.B21]/20)" office:value-type="float" office:value="0.0107151930523761" calcext:value-type="float">
            <text:p>0,010715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8.7" calcext:value-type="float">
            <text:p>-38,70</text:p>
          </table:table-cell>
          <table:table-cell table:style-name="ce1" table:formula="of:=POWER(10;[.B22]/20)" office:value-type="float" office:value="0.0116144861384034" calcext:value-type="float">
            <text:p>0,01161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6.8" calcext:value-type="float">
            <text:p>-36,80</text:p>
          </table:table-cell>
          <table:table-cell table:style-name="ce1" table:formula="of:=POWER(10;[.B23]/20)" office:value-type="float" office:value="0.0144543977074593" calcext:value-type="float">
            <text:p>0,014454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.5" calcext:value-type="float">
            <text:p>-35,50</text:p>
          </table:table-cell>
          <table:table-cell table:style-name="ce1" table:formula="of:=POWER(10;[.B24]/20)" office:value-type="float" office:value="0.0167880401812256" calcext:value-type="float">
            <text:p>0,01678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4.7" calcext:value-type="float">
            <text:p>-34,70</text:p>
          </table:table-cell>
          <table:table-cell table:style-name="ce1" table:formula="of:=POWER(10;[.B25]/20)" office:value-type="float" office:value="0.0184077200146896" calcext:value-type="float">
            <text:p>0,018407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4" calcext:value-type="float">
            <text:p>-34,00</text:p>
          </table:table-cell>
          <table:table-cell table:style-name="ce1" table:formula="of:=POWER(10;[.B26]/20)" office:value-type="float" office:value="0.0199526231496888" calcext:value-type="float">
            <text:p>0,019952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3.4" calcext:value-type="float">
            <text:p>-33,40</text:p>
          </table:table-cell>
          <table:table-cell table:style-name="ce1" table:formula="of:=POWER(10;[.B27]/20)" office:value-type="float" office:value="0.0213796208950223" calcext:value-type="float">
            <text:p>0,021379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2.9" calcext:value-type="float">
            <text:p>-32,90</text:p>
          </table:table-cell>
          <table:table-cell table:style-name="ce1" table:formula="of:=POWER(10;[.B28]/20)" office:value-type="float" office:value="0.0226464430759306" calcext:value-type="float">
            <text:p>0,022646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2.4" calcext:value-type="float">
            <text:p>-32,40</text:p>
          </table:table-cell>
          <table:table-cell table:style-name="ce1" table:formula="of:=POWER(10;[.B29]/20)" office:value-type="float" office:value="0.0239883291901949" calcext:value-type="float">
            <text:p>0,02398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1.6" calcext:value-type="float">
            <text:p>-31,60</text:p>
          </table:table-cell>
          <table:table-cell table:style-name="ce1" table:formula="of:=POWER(10;[.B30]/20)" office:value-type="float" office:value="0.0263026799189538" calcext:value-type="float">
            <text:p>0,02630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0.8" calcext:value-type="float">
            <text:p>-30,80</text:p>
          </table:table-cell>
          <table:table-cell table:style-name="ce1" table:formula="of:=POWER(10;[.B31]/20)" office:value-type="float" office:value="0.0288403150312661" calcext:value-type="float">
            <text:p>0,028840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.7" calcext:value-type="float">
            <text:p>-29,70</text:p>
          </table:table-cell>
          <table:table-cell table:style-name="ce1" table:formula="of:=POWER(10;[.B32]/20)" office:value-type="float" office:value="0.0327340694878838" calcext:value-type="float">
            <text:p>0,03273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9.2" calcext:value-type="float">
            <text:p>-29,20</text:p>
          </table:table-cell>
          <table:table-cell table:style-name="ce1" table:formula="of:=POWER(10;[.B33]/20)" office:value-type="float" office:value="0.0346736850452532" calcext:value-type="float">
            <text:p>0,034673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8.2" calcext:value-type="float">
            <text:p>-28,20</text:p>
          </table:table-cell>
          <table:table-cell table:style-name="ce1" table:formula="of:=POWER(10;[.B34]/20)" office:value-type="float" office:value="0.0389045144994281" calcext:value-type="float">
            <text:p>0,03890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6.8" calcext:value-type="float">
            <text:p>-26,80</text:p>
          </table:table-cell>
          <table:table-cell table:style-name="ce1" table:formula="of:=POWER(10;[.B35]/20)" office:value-type="float" office:value="0.0457088189614875" calcext:value-type="float">
            <text:p>0,04570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6.3" calcext:value-type="float">
            <text:p>-26,30</text:p>
          </table:table-cell>
          <table:table-cell table:style-name="ce1" table:formula="of:=POWER(10;[.B36]/20)" office:value-type="float" office:value="0.0484172367584099" calcext:value-type="float">
            <text:p>0,048417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5.3" calcext:value-type="float">
            <text:p>-25,30</text:p>
          </table:table-cell>
          <table:table-cell table:style-name="ce1" table:formula="of:=POWER(10;[.B37]/20)" office:value-type="float" office:value="0.0543250331492433" calcext:value-type="float">
            <text:p>0,054325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4.5" calcext:value-type="float">
            <text:p>-24,50</text:p>
          </table:table-cell>
          <table:table-cell table:style-name="ce1" table:formula="of:=POWER(10;[.B38]/20)" office:value-type="float" office:value="0.059566214352901" calcext:value-type="float">
            <text:p>0,059566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3.4" calcext:value-type="float">
            <text:p>-23,40</text:p>
          </table:table-cell>
          <table:table-cell table:style-name="ce1" table:formula="of:=POWER(10;[.B39]/20)" office:value-type="float" office:value="0.0676082975391982" calcext:value-type="float">
            <text:p>0,067608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.1" calcext:value-type="float">
            <text:p>-22,10</text:p>
          </table:table-cell>
          <table:table-cell table:style-name="ce1" table:formula="of:=POWER(10;[.B40]/20)" office:value-type="float" office:value="0.0785235634610072" calcext:value-type="float">
            <text:p>0,07852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1.3" calcext:value-type="float">
            <text:p>-21,30</text:p>
          </table:table-cell>
          <table:table-cell table:style-name="ce1" table:formula="of:=POWER(10;[.B41]/20)" office:value-type="float" office:value="0.0860993752184601" calcext:value-type="float">
            <text:p>0,086099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" calcext:value-type="float">
            <text:p>-20,00</text:p>
          </table:table-cell>
          <table:table-cell table:style-name="ce1" table:formula="of:=POWER(10;[.B42]/20)" office:value-type="float" office:value="0.1" calcext:value-type="float">
            <text:p>0,1000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9.4" calcext:value-type="float">
            <text:p>-19,40</text:p>
          </table:table-cell>
          <table:table-cell table:style-name="ce1" table:formula="of:=POWER(10;[.B43]/20)" office:value-type="float" office:value="0.107151930523761" calcext:value-type="float">
            <text:p>0,107151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9" calcext:value-type="float">
            <text:p>-19,00</text:p>
          </table:table-cell>
          <table:table-cell table:style-name="ce1" table:formula="of:=POWER(10;[.B44]/20)" office:value-type="float" office:value="0.112201845430196" calcext:value-type="float">
            <text:p>0,112201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.4" calcext:value-type="float">
            <text:p>-18,40</text:p>
          </table:table-cell>
          <table:table-cell table:style-name="ce1" table:formula="of:=POWER(10;[.B45]/20)" office:value-type="float" office:value="0.120226443461741" calcext:value-type="float">
            <text:p>0,12022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.8" calcext:value-type="float">
            <text:p>-17,80</text:p>
          </table:table-cell>
          <table:table-cell table:style-name="ce1" table:formula="of:=POWER(10;[.B46]/20)" office:value-type="float" office:value="0.128824955169313" calcext:value-type="float">
            <text:p>0,128824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.4" calcext:value-type="float">
            <text:p>-17,40</text:p>
          </table:table-cell>
          <table:table-cell table:style-name="ce1" table:formula="of:=POWER(10;[.B47]/20)" office:value-type="float" office:value="0.134896288259165" calcext:value-type="float">
            <text:p>0,134896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.6" calcext:value-type="float">
            <text:p>-16,60</text:p>
          </table:table-cell>
          <table:table-cell table:style-name="ce1" table:formula="of:=POWER(10;[.B48]/20)" office:value-type="float" office:value="0.147910838816821" calcext:value-type="float">
            <text:p>0,14791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.3" calcext:value-type="float">
            <text:p>-16,30</text:p>
          </table:table-cell>
          <table:table-cell table:style-name="ce1" table:formula="of:=POWER(10;[.B49]/20)" office:value-type="float" office:value="0.153108746168203" calcext:value-type="float">
            <text:p>0,15310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.9" calcext:value-type="float">
            <text:p>-15,90</text:p>
          </table:table-cell>
          <table:table-cell table:style-name="ce1" table:formula="of:=POWER(10;[.B50]/20)" office:value-type="float" office:value="0.160324539069004" calcext:value-type="float">
            <text:p>0,16032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.3" calcext:value-type="float">
            <text:p>-15,30</text:p>
          </table:table-cell>
          <table:table-cell table:style-name="ce1" table:formula="of:=POWER(10;[.B51]/20)" office:value-type="float" office:value="0.171790838715759" calcext:value-type="float">
            <text:p>0,171790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.8" calcext:value-type="float">
            <text:p>-14,80</text:p>
          </table:table-cell>
          <table:table-cell table:style-name="ce1" table:formula="of:=POWER(10;[.B52]/20)" office:value-type="float" office:value="0.181970085860998" calcext:value-type="float">
            <text:p>0,18197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.3" calcext:value-type="float">
            <text:p>-14,30</text:p>
          </table:table-cell>
          <table:table-cell table:style-name="ce1" table:formula="of:=POWER(10;[.B53]/20)" office:value-type="float" office:value="0.192752491319094" calcext:value-type="float">
            <text:p>0,192752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3.6" calcext:value-type="float">
            <text:p>-13,60</text:p>
          </table:table-cell>
          <table:table-cell table:style-name="ce1" table:formula="of:=POWER(10;[.B54]/20)" office:value-type="float" office:value="0.208929613085404" calcext:value-type="float">
            <text:p>0,208929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3.2" calcext:value-type="float">
            <text:p>-13,20</text:p>
          </table:table-cell>
          <table:table-cell table:style-name="ce1" table:formula="of:=POWER(10;[.B55]/20)" office:value-type="float" office:value="0.218776162394955" calcext:value-type="float">
            <text:p>0,218776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.4" calcext:value-type="float">
            <text:p>-12,40</text:p>
          </table:table-cell>
          <table:table-cell table:style-name="ce1" table:formula="of:=POWER(10;[.B56]/20)" office:value-type="float" office:value="0.239883291901949" calcext:value-type="float">
            <text:p>0,239883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.9" calcext:value-type="float">
            <text:p>-11,90</text:p>
          </table:table-cell>
          <table:table-cell table:style-name="ce1" table:formula="of:=POWER(10;[.B57]/20)" office:value-type="float" office:value="0.254097270554931" calcext:value-type="float">
            <text:p>0,254097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.5" calcext:value-type="float">
            <text:p>-11,50</text:p>
          </table:table-cell>
          <table:table-cell table:style-name="ce1" table:formula="of:=POWER(10;[.B58]/20)" office:value-type="float" office:value="0.266072505979881" calcext:value-type="float">
            <text:p>0,266072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.9" calcext:value-type="float">
            <text:p>-10,90</text:p>
          </table:table-cell>
          <table:table-cell table:style-name="ce1" table:formula="of:=POWER(10;[.B59]/20)" office:value-type="float" office:value="0.285101826750391" calcext:value-type="float">
            <text:p>0,285101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0.2" calcext:value-type="float">
            <text:p>-10,20</text:p>
          </table:table-cell>
          <table:table-cell table:style-name="ce1" table:formula="of:=POWER(10;[.B60]/20)" office:value-type="float" office:value="0.309029543251359" calcext:value-type="float">
            <text:p>0,309029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.9" calcext:value-type="float">
            <text:p>-9,90</text:p>
          </table:table-cell>
          <table:table-cell table:style-name="ce1" table:formula="of:=POWER(10;[.B61]/20)" office:value-type="float" office:value="0.31988951096914" calcext:value-type="float">
            <text:p>0,319889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.6" calcext:value-type="float">
            <text:p>-9,60</text:p>
          </table:table-cell>
          <table:table-cell table:style-name="ce1" table:formula="of:=POWER(10;[.B62]/20)" office:value-type="float" office:value="0.331131121482591" calcext:value-type="float">
            <text:p>0,33113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.4" calcext:value-type="float">
            <text:p>-9,40</text:p>
          </table:table-cell>
          <table:table-cell table:style-name="ce1" table:formula="of:=POWER(10;[.B63]/20)" office:value-type="float" office:value="0.338844156139203" calcext:value-type="float">
            <text:p>0,338844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.2" calcext:value-type="float">
            <text:p>-9,20</text:p>
          </table:table-cell>
          <table:table-cell table:style-name="ce1" table:formula="of:=POWER(10;[.B64]/20)" office:value-type="float" office:value="0.346736850452532" calcext:value-type="float">
            <text:p>0,346736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" calcext:value-type="float">
            <text:p>-9,00</text:p>
          </table:table-cell>
          <table:table-cell table:style-name="ce1" table:formula="of:=POWER(10;[.B65]/20)" office:value-type="float" office:value="0.354813389233575" calcext:value-type="float">
            <text:p>0,354813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.8" calcext:value-type="float">
            <text:p>-8,80</text:p>
          </table:table-cell>
          <table:table-cell table:style-name="ce1" table:formula="of:=POWER(10;[.B66]/20)" office:value-type="float" office:value="0.363078054770101" calcext:value-type="float">
            <text:p>0,363078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.5" calcext:value-type="float">
            <text:p>-8,50</text:p>
          </table:table-cell>
          <table:table-cell table:style-name="ce1" table:formula="of:=POWER(10;[.B67]/20)" office:value-type="float" office:value="0.375837404288444" calcext:value-type="float">
            <text:p>0,375837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.3" calcext:value-type="float">
            <text:p>-8,30</text:p>
          </table:table-cell>
          <table:table-cell table:style-name="ce1" table:formula="of:=POWER(10;[.B68]/20)" office:value-type="float" office:value="0.384591782045354" calcext:value-type="float">
            <text:p>0,38459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" calcext:value-type="float">
            <text:p>-8,00</text:p>
          </table:table-cell>
          <table:table-cell table:style-name="ce1" table:formula="of:=POWER(10;[.B69]/20)" office:value-type="float" office:value="0.398107170553497" calcext:value-type="float">
            <text:p>0,398107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.8" calcext:value-type="float">
            <text:p>-7,80</text:p>
          </table:table-cell>
          <table:table-cell table:style-name="ce1" table:formula="of:=POWER(10;[.B70]/20)" office:value-type="float" office:value="0.407380277804113" calcext:value-type="float">
            <text:p>0,407380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.5" calcext:value-type="float">
            <text:p>-7,50</text:p>
          </table:table-cell>
          <table:table-cell table:style-name="ce1" table:formula="of:=POWER(10;[.B71]/20)" office:value-type="float" office:value="0.421696503428582" calcext:value-type="float">
            <text:p>0,421696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3" calcext:value-type="float">
            <text:p>-7,30</text:p>
          </table:table-cell>
          <table:table-cell table:style-name="ce1" table:formula="of:=POWER(10;[.B72]/20)" office:value-type="float" office:value="0.431519076827765" calcext:value-type="float">
            <text:p>0,431519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1" calcext:value-type="float">
            <text:p>-7,10</text:p>
          </table:table-cell>
          <table:table-cell table:style-name="ce1" table:formula="of:=POWER(10;[.B73]/20)" office:value-type="float" office:value="0.441570447353313" calcext:value-type="float">
            <text:p>0,441570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.9" calcext:value-type="float">
            <text:p>-6,90</text:p>
          </table:table-cell>
          <table:table-cell table:style-name="ce1" table:formula="of:=POWER(10;[.B74]/20)" office:value-type="float" office:value="0.451855944374922" calcext:value-type="float">
            <text:p>0,451855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.7" calcext:value-type="float">
            <text:p>-6,70</text:p>
          </table:table-cell>
          <table:table-cell table:style-name="ce1" table:formula="of:=POWER(10;[.B75]/20)" office:value-type="float" office:value="0.46238102139926" calcext:value-type="float">
            <text:p>0,462381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.5" calcext:value-type="float">
            <text:p>-6,50</text:p>
          </table:table-cell>
          <table:table-cell table:style-name="ce1" table:formula="of:=POWER(10;[.B76]/20)" office:value-type="float" office:value="0.47315125896148" calcext:value-type="float">
            <text:p>0,473151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.3" calcext:value-type="float">
            <text:p>-6,30</text:p>
          </table:table-cell>
          <table:table-cell table:style-name="ce1" table:formula="of:=POWER(10;[.B77]/20)" office:value-type="float" office:value="0.484172367584099" calcext:value-type="float">
            <text:p>0,4841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.1" calcext:value-type="float">
            <text:p>-6,10</text:p>
          </table:table-cell>
          <table:table-cell table:style-name="ce1" table:formula="of:=POWER(10;[.B78]/20)" office:value-type="float" office:value="0.49545019080479" calcext:value-type="float">
            <text:p>0,495450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.8" calcext:value-type="float">
            <text:p>-5,80</text:p>
          </table:table-cell>
          <table:table-cell table:style-name="ce1" table:formula="of:=POWER(10;[.B79]/20)" office:value-type="float" office:value="0.512861383991365" calcext:value-type="float">
            <text:p>0,51286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.5" calcext:value-type="float">
            <text:p>-5,50</text:p>
          </table:table-cell>
          <table:table-cell table:style-name="ce1" table:formula="of:=POWER(10;[.B80]/20)" office:value-type="float" office:value="0.530884444230988" calcext:value-type="float">
            <text:p>0,530884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.3" calcext:value-type="float">
            <text:p>-5,30</text:p>
          </table:table-cell>
          <table:table-cell table:style-name="ce1" table:formula="of:=POWER(10;[.B81]/20)" office:value-type="float" office:value="0.543250331492433" calcext:value-type="float">
            <text:p>0,543250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.1" calcext:value-type="float">
            <text:p>-5,10</text:p>
          </table:table-cell>
          <table:table-cell table:style-name="ce1" table:formula="of:=POWER(10;[.B82]/20)" office:value-type="float" office:value="0.555904257270404" calcext:value-type="float">
            <text:p>0,555904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.9" calcext:value-type="float">
            <text:p>-4,90</text:p>
          </table:table-cell>
          <table:table-cell table:style-name="ce1" table:formula="of:=POWER(10;[.B83]/20)" office:value-type="float" office:value="0.568852930843841" calcext:value-type="float">
            <text:p>0,568852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.5" calcext:value-type="float">
            <text:p>-4,50</text:p>
          </table:table-cell>
          <table:table-cell table:style-name="ce1" table:formula="of:=POWER(10;[.B84]/20)" office:value-type="float" office:value="0.595662143529011" calcext:value-type="float">
            <text:p>0,595662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.1" calcext:value-type="float">
            <text:p>-4,10</text:p>
          </table:table-cell>
          <table:table-cell table:style-name="ce1" table:formula="of:=POWER(10;[.B85]/20)" office:value-type="float" office:value="0.623734835482419" calcext:value-type="float">
            <text:p>0,623734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.8" calcext:value-type="float">
            <text:p>-3,80</text:p>
          </table:table-cell>
          <table:table-cell table:style-name="ce1" table:formula="of:=POWER(10;[.B86]/20)" office:value-type="float" office:value="0.645654229034656" calcext:value-type="float">
            <text:p>0,645654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.5" calcext:value-type="float">
            <text:p>-3,50</text:p>
          </table:table-cell>
          <table:table-cell table:style-name="ce1" table:formula="of:=POWER(10;[.B87]/20)" office:value-type="float" office:value="0.668343917568615" calcext:value-type="float">
            <text:p>0,668343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.2" calcext:value-type="float">
            <text:p>-3,20</text:p>
          </table:table-cell>
          <table:table-cell table:style-name="ce1" table:formula="of:=POWER(10;[.B88]/20)" office:value-type="float" office:value="0.691830970918937" calcext:value-type="float">
            <text:p>0,69183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.9" calcext:value-type="float">
            <text:p>-2,90</text:p>
          </table:table-cell>
          <table:table-cell table:style-name="ce1" table:formula="of:=POWER(10;[.B89]/20)" office:value-type="float" office:value="0.716143410212902" calcext:value-type="float">
            <text:p>0,716143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.5" calcext:value-type="float">
            <text:p>-2,50</text:p>
          </table:table-cell>
          <table:table-cell table:style-name="ce1" table:formula="of:=POWER(10;[.B90]/20)" office:value-type="float" office:value="0.749894209332456" calcext:value-type="float">
            <text:p>0,749894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2" calcext:value-type="float">
            <text:p>-2,20</text:p>
          </table:table-cell>
          <table:table-cell table:style-name="ce1" table:formula="of:=POWER(10;[.B91]/20)" office:value-type="float" office:value="0.776247116628692" calcext:value-type="float">
            <text:p>0,77624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.9" calcext:value-type="float">
            <text:p>-1,90</text:p>
          </table:table-cell>
          <table:table-cell table:style-name="ce1" table:formula="of:=POWER(10;[.B92]/20)" office:value-type="float" office:value="0.803526122185617" calcext:value-type="float">
            <text:p>0,803526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.8" calcext:value-type="float">
            <text:p>-1,80</text:p>
          </table:table-cell>
          <table:table-cell table:style-name="ce1" table:formula="of:=POWER(10;[.B93]/20)" office:value-type="float" office:value="0.812830516164099" calcext:value-type="float">
            <text:p>0,812830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.2" calcext:value-type="float">
            <text:p>-1,20</text:p>
          </table:table-cell>
          <table:table-cell table:style-name="ce1" table:formula="of:=POWER(10;[.B94]/20)" office:value-type="float" office:value="0.870963589956081" calcext:value-type="float">
            <text:p>0,8709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,00</text:p>
          </table:table-cell>
          <table:table-cell table:style-name="ce1" table:formula="of:=POWER(10;[.B95]/20)" office:value-type="float" office:value="0.891250938133746" calcext:value-type="float">
            <text:p>0,891250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6" calcext:value-type="float">
            <text:p>-0,60</text:p>
          </table:table-cell>
          <table:table-cell table:style-name="ce1" table:formula="of:=POWER(10;[.B96]/20)" office:value-type="float" office:value="0.933254300796991" calcext:value-type="float">
            <text:p>0,933254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3" calcext:value-type="float">
            <text:p>-0,30</text:p>
          </table:table-cell>
          <table:table-cell table:style-name="ce1" table:formula="of:=POWER(10;[.B97]/20)" office:value-type="float" office:value="0.966050878989813" calcext:value-type="float">
            <text:p>0,96605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,00</text:p>
          </table:table-cell>
          <table:table-cell table:style-name="ce1" table:formula="of:=POWER(10;[.B98]/20)" office:value-type="float" office:value="1" calcext:value-type="float">
            <text:p>1,00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0</text:p>
          </table:table-cell>
          <table:table-cell table:style-name="ce1" table:formula="of:=POWER(10;[.B99]/20)" office:value-type="float" office:value="1.03514216667934" calcext:value-type="float">
            <text:p>1,035142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0</text:p>
          </table:table-cell>
          <table:table-cell table:style-name="ce1" table:formula="of:=POWER(10;[.B100]/20)" office:value-type="float" office:value="1.07151930523761" calcext:value-type="float">
            <text:p>1,07151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0</text:p>
          </table:table-cell>
          <table:table-cell table:style-name="ce1" table:formula="of:=POWER(10;[.B101]/20)" office:value-type="float" office:value="1.1091748152624" calcext:value-type="float">
            <text:p>1,109174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3" calcext:value-type="float">
            <text:p>1,30</text:p>
          </table:table-cell>
          <table:table-cell table:style-name="ce1" table:formula="of:=POWER(10;[.B102]/20)" office:value-type="float" office:value="1.16144861384034" calcext:value-type="float">
            <text:p>1,161448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,60</text:p>
          </table:table-cell>
          <table:table-cell table:style-name="ce1" table:formula="of:=POWER(10;[.B103]/20)" office:value-type="float" office:value="1.20226443461741" calcext:value-type="float">
            <text:p>1,202264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0</text:p>
          </table:table-cell>
          <table:table-cell table:style-name="ce1" table:formula="of:=POWER(10;[.B104]/20)" office:value-type="float" office:value="1.23026877081238" calcext:value-type="float">
            <text:p>1,230268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0</text:p>
          </table:table-cell>
          <table:table-cell table:style-name="ce1" table:formula="of:=POWER(10;[.B105]/20)" office:value-type="float" office:value="1.27350308101666" calcext:value-type="float">
            <text:p>1,273503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,50</text:p>
          </table:table-cell>
          <table:table-cell table:style-name="ce1" table:formula="of:=POWER(10;[.B106]/20)" office:value-type="float" office:value="1.33352143216332" calcext:value-type="float">
            <text:p>1,333521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,80</text:p>
          </table:table-cell>
          <table:table-cell table:style-name="ce1" table:formula="of:=POWER(10;[.B107]/20)" office:value-type="float" office:value="1.38038426460288" calcext:value-type="float">
            <text:p>1,380384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,20</text:p>
          </table:table-cell>
          <table:table-cell table:style-name="ce1" table:formula="of:=POWER(10;[.B108]/20)" office:value-type="float" office:value="1.44543977074593" calcext:value-type="float">
            <text:p>1,445439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,50</text:p>
          </table:table-cell>
          <table:table-cell table:style-name="ce1" table:formula="of:=POWER(10;[.B109]/20)" office:value-type="float" office:value="1.49623565609443" calcext:value-type="float">
            <text:p>1,496235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,50</text:p>
          </table:table-cell>
          <table:table-cell table:style-name="ce1" table:formula="of:=POWER(10;[.B110]/20)" office:value-type="float" office:value="1.49623565609443" calcext:value-type="float">
            <text:p>1,496235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2" calcext:value-type="float">
            <text:p>4,20</text:p>
          </table:table-cell>
          <table:table-cell table:style-name="ce1" table:formula="of:=POWER(10;[.B111]/20)" office:value-type="float" office:value="1.62181009735893" calcext:value-type="float">
            <text:p>1,621810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5" calcext:value-type="float">
            <text:p>4,50</text:p>
          </table:table-cell>
          <table:table-cell table:style-name="ce1" table:formula="of:=POWER(10;[.B112]/20)" office:value-type="float" office:value="1.67880401812256" calcext:value-type="float">
            <text:p>1,678804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8" calcext:value-type="float">
            <text:p>4,80</text:p>
          </table:table-cell>
          <table:table-cell table:style-name="ce1" table:formula="of:=POWER(10;[.B113]/20)" office:value-type="float" office:value="1.73780082874938" calcext:value-type="float">
            <text:p>1,737800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,00</text:p>
          </table:table-cell>
          <table:table-cell table:style-name="ce1" table:formula="of:=POWER(10;[.B114]/20)" office:value-type="float" office:value="1.77827941003892" calcext:value-type="float">
            <text:p>1,778279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4" calcext:value-type="float">
            <text:p>5,40</text:p>
          </table:table-cell>
          <table:table-cell table:style-name="ce1" table:formula="of:=POWER(10;[.B115]/20)" office:value-type="float" office:value="1.86208713666287" calcext:value-type="float">
            <text:p>1,862087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" calcext:value-type="float">
            <text:p>5,80</text:p>
          </table:table-cell>
          <table:table-cell table:style-name="ce1" table:formula="of:=POWER(10;[.B116]/20)" office:value-type="float" office:value="1.94984459975805" calcext:value-type="float">
            <text:p>1,949844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17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18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19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0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1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2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3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4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5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6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7]/20)" office:value-type="float" office:value="1.99526231496888" calcext:value-type="float">
            <text:p>1,99526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,00</text:p>
          </table:table-cell>
          <table:table-cell table:style-name="ce1" table:formula="of:=POWER(10;[.B128]/20)" office:value-type="float" office:value="1.99526231496888" calcext:value-type="float">
            <text:p>1,99526231</text:p>
          </table:table-cell>
        </table:table-row>
        <table:table-row table:style-name="ro1" table:number-rows-repeated="10484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decimal-places="8" number:min-integer-digits="1" number:grouping="true"/>
    </number:number-style>
    <number:number-style style:name="N107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41:44.390805735</meta:creation-date>
    <meta:generator>LibreOffice/7.4.0.3$MacOSX_X86_64 LibreOffice_project/f85e47c08ddd19c015c0114a68350214f7066f5a</meta:generator>
    <dc:date>2023-02-28T14:17:58.015325661</dc:date>
    <meta:editing-duration>PT4H36M11S</meta:editing-duration>
    <meta:editing-cycles>5</meta:editing-cycles>
    <meta:document-statistic meta:table-count="4" meta:cell-count="1536" meta:object-count="0"/>
  </office:meta>
</office:document-meta>
</file>